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http://www.w3.org/1999/XSL/Format" xmlns:xlink="http://www.w3.org/1999/xlink" xmlns:dc="http://purl.org/dc/elements/1.1/" xmlns:meta="urn:oasis:names:tc:opendocument:xmlns:meta:1.0" xmlns:number="urn:oasis:names:tc:opendocument:xmlns:datastyle:1.0" xmlns:svg="http://www.w3.org/2000/svg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Georgia" svg:font-family="Georgia" style:font-family-generic="roman" style:font-pitch="variable"/>
    <style:font-face style:name="Trebuchet MS" svg:font-family="'Trebuchet MS'" style:font-family-generic="swiss" style:font-pitch="variable"/>
    <style:font-face style:name="Verdana" svg:font-family="Verdana" style:font-family-generic="swiss" style:font-pitch="variable"/>
  </office:font-face-decls>
  <office:automatic-styles>
    <style:style style:name="_col-Fenetres en php" style:family="table-column">
      <style:table-column-properties fo:break-before="auto" style:column-width="0.6666666666666666in"/>
    </style:style>
    <style:style style:name="_row-Fenetres en php" style:family="table-row">
      <style:table-row-properties style:row-height="0.17708333333333331in" fo:break-before="auto"/>
    </style:style>
    <style:style style:name="1col-Fenetres en php" style:family="table-column">
      <style:table-column-properties fo:break-before="auto" style:column-width="1.75in"/>
    </style:style>
    <style:style style:name="2col-Fenetres en php" style:family="table-column">
      <style:table-column-properties fo:break-before="auto" style:column-width="1.3229166666666665in"/>
    </style:style>
    <style:style style:name="3col-Fenetres en php" style:family="table-column">
      <style:table-column-properties fo:break-before="auto" style:column-width="1.1145833333333333in"/>
    </style:style>
    <style:style style:name="4col-Fenetres en php" style:family="table-column">
      <style:table-column-properties fo:break-before="auto" style:column-width="3.6354166666666665in"/>
    </style:style>
    <style:style style:name="5col-Fenetres en php" style:family="table-column">
      <style:table-column-properties fo:break-before="auto" style:column-width="2.4166666666666665in"/>
    </style:style>
    <style:style style:name="6col-Fenetres en php" style:family="table-column">
      <style:table-column-properties fo:break-before="auto" style:column-width="1.9270833333333333in"/>
    </style:style>
    <style:style style:name="7col-Fenetres en php" style:family="table-column">
      <style:table-column-properties fo:break-before="auto" style:column-width="2.864583333333333in"/>
    </style:style>
    <style:style style:name="9col-Fenetres en php" style:family="table-column">
      <style:table-column-properties fo:break-before="auto" style:column-width="1.625in"/>
    </style:style>
    <style:style style:name="14col-Fenetres en php" style:family="table-column">
      <style:table-column-properties fo:break-before="auto" style:column-width="3.9166666666666665in"/>
    </style:style>
    <style:style style:name="15col-Fenetres en php" style:family="table-column">
      <style:table-column-properties fo:break-before="auto" style:column-width="2.520833333333333in"/>
    </style:style>
    <style:style style:name="15row-Fenetres en php" style:family="table-row">
      <style:table-row-properties style:row-height="0.1875in" fo:break-before="auto"/>
    </style:style>
    <style:style style:name="1,1cel-Fenetres en php" style:family="table-cell" style:parent-style-name="Default">
      <style:paragraph-properties fo:text-align="center"/>
    </style:style>
    <style:style style:name="1,7cel-Fenetres en php" style:family="table-cell" style:parent-style-name="Default">
      <style:paragraph-properties fo:text-align="center"/>
    </style:style>
    <style:style style:name="2,9cel-Fenetres en php" style:family="table-cell" style:parent-style-name="Default">
      <style:table-cell-properties style:vertical-align="middle"/>
      <style:paragraph-properties fo:text-align="center"/>
    </style:style>
    <style:style style:name="6,6cel-Fenetres en php" style:family="table-cell" style:parent-style-name="Default">
      <style:paragraph-properties fo:text-align="start"/>
    </style:style>
    <number:date-style style:name="N18,10cel-Fenetres en php">
      <number:month/>
      <number:text>/</number:text>
      <number:day/>
      <number:text>/</number:text>
      <number:year number:style="long"/>
    </number:date-style>
    <style:style style:name="18,10cel-Fenetres en php" style:family="table-cell" style:parent-style-name="Default" style:data-style-name="N18,10cel-Fenetres en php"/>
    <style:style style:name="_col-Javascripts" style:family="table-column">
      <style:table-column-properties fo:break-before="auto" style:column-width="0.6666666666666666in"/>
    </style:style>
    <style:style style:name="_row-Javascripts" style:family="table-row">
      <style:table-row-properties style:row-height="0.17708333333333331in" fo:break-before="auto"/>
    </style:style>
    <style:style style:name="1col-Javascripts" style:family="table-column">
      <style:table-column-properties fo:break-before="auto" style:column-width="1.53125in"/>
    </style:style>
    <style:style style:name="2col-Javascripts" style:family="table-column">
      <style:table-column-properties fo:break-before="auto" style:column-width="1.84375in"/>
    </style:style>
    <style:style style:name="3col-Javascripts" style:family="table-column">
      <style:table-column-properties fo:break-before="auto" style:column-width="1.7604166666666665in"/>
    </style:style>
    <style:style style:name="4col-Javascripts" style:family="table-column">
      <style:table-column-properties fo:break-before="auto" style:column-width="3.53125in"/>
    </style:style>
    <style:style style:name="5col-Javascripts" style:family="table-column">
      <style:table-column-properties fo:break-before="auto" style:column-width="2.2916666666666665in"/>
    </style:style>
    <style:style style:name="6col-Javascripts" style:family="table-column">
      <style:table-column-properties fo:break-before="auto" style:column-width="2.5416666666666665in"/>
    </style:style>
    <style:style style:name="7col-Javascripts" style:family="table-column">
      <style:table-column-properties fo:break-before="auto" style:column-width="0.6458333333333333in"/>
    </style:style>
    <style:style style:name="8col-Javascripts" style:family="table-column">
      <style:table-column-properties fo:break-before="auto" style:column-width="2.7604166666666665in"/>
    </style:style>
    <number:number-style style:name="N2,13cel-Javascripts" style:volatile="true">
      <number:number number:min-integer-digits="1" number:decimal-places="15" number:decimal-replacement=""/>
    </number:number-style>
    <style:style style:name="2,13cel-Javascripts" style:family="table-cell" style:parent-style-name="Default" style:data-style-name="N2,13cel-Javascripts">
      <style:table-cell-properties style:vertical-align="bottom" fo:border-bottom="none" fo:border-left="none" fo:border-right="none" fo:border-top="none"/>
      <style:text-properties style:font-name="Arial" fo:font-size="10pt"/>
    </style:style>
    <style:style style:name="_col-Autres fichiers php" style:family="table-column">
      <style:table-column-properties fo:break-before="auto" style:column-width="0.6666666666666666in"/>
    </style:style>
    <style:style style:name="_row-Autres fichiers php" style:family="table-row">
      <style:table-row-properties style:row-height="0.17708333333333331in" fo:break-before="auto"/>
    </style:style>
    <style:style style:name="1col-Autres fichiers php" style:family="table-column">
      <style:table-column-properties fo:break-before="auto" style:column-width="1.3125in"/>
    </style:style>
    <style:style style:name="7col-Autres fichiers php" style:family="table-column">
      <style:table-column-properties fo:break-before="auto" style:column-width="2.59375in"/>
    </style:style>
  </office:automatic-styles>
  <office:body>
    <office:spreadsheet>
      <table:table table:name="Fenetres en php">
        <table:table-column table:style-name="1col-Fenetres en php" table:default-cell-style-name="Default"/>
        <table:table-column table:style-name="2col-Fenetres en php" table:default-cell-style-name="Default"/>
        <table:table-column table:style-name="3col-Fenetres en php" table:default-cell-style-name="Default"/>
        <table:table-column table:style-name="4col-Fenetres en php" table:default-cell-style-name="Default"/>
        <table:table-column table:style-name="5col-Fenetres en php" table:default-cell-style-name="Default"/>
        <table:table-column table:style-name="6col-Fenetres en php" table:default-cell-style-name="Default"/>
        <table:table-column table:style-name="7col-Fenetres en php" table:default-cell-style-name="Default"/>
        <table:table-column table:style-name="_col-Fenetres en php" table:default-cell-style-name="Default"/>
        <table:table-column table:style-name="9col-Fenetres en php" table:number-columns-repeated="2" table:default-cell-style-name="Default"/>
        <table:table-column table:style-name="1col-Fenetres en php" table:default-cell-style-name="Default"/>
        <table:table-column table:style-name="_col-Fenetres en php" table:number-columns-repeated="2" table:default-cell-style-name="Default"/>
        <table:table-column table:style-name="14col-Fenetres en php" table:default-cell-style-name="Default"/>
        <table:table-column table:style-name="15col-Fenetres en php" table:default-cell-style-name="Default"/>
        <table:table-column table:style-name="_col-Fenetres en php" table:number-columns-repeated="12" table:default-cell-style-name="Default"/>
        <table:table-row table:style-name="_row-Fenetres en php">
          <table:table-cell table:style-name="1,1cel-Fenetres en php" office:value-type="string">
            <text:p>Désignation</text:p>
          </table:table-cell>
          <table:table-cell table:style-name="1,1cel-Fenetres en php" office:value-type="string">
            <text:p>Win_id</text:p>
          </table:table-cell>
          <table:table-cell table:style-name="1,1cel-Fenetres en php" office:value-type="string">
            <text:p>Fen_id</text:p>
          </table:table-cell>
          <table:table-cell table:style-name="1,1cel-Fenetres en php" office:value-type="string">
            <text:p>Commentaire</text:p>
          </table:table-cell>
          <table:table-cell table:style-name="1,1cel-Fenetres en php" table:number-columns-spanned="2" office:value-type="string">
            <text:p>Composant</text:p>
          </table:table-cell>
          <table:covered-table-cell/>
          <table:table-cell table:style-name="1,7cel-Fenetres en php" office:value-type="string">
            <text:p>Fichier</text:p>
          </table:table-cell>
          <table:table-cell table:style-name="1,1cel-Fenetres en php" office:value-type="string">
            <text:p>Préfixes</text:p>
          </table:table-cell>
          <table:table-cell table:style-name="1,1cel-Fenetres en php" table:number-columns-spanned="6" office:value-type="string">
            <text:p>Actions</text:p>
          </table:table-cell>
          <table:covered-table-cell table:number-columns-repeated="5"/>
          <table:table-cell office:value-type="string">
            <text:p>Remarques</text:p>
          </table:table-cell>
          <table:table-cell table:number-columns-repeated="12"/>
        </table:table-row>
        <table:table-row table:style-name="_row-Fenetres en php">
          <table:table-cell table:number-columns-repeated="4"/>
          <table:table-cell table:style-name="1,1cel-Fenetres en php" office:value-type="string">
            <text:p>Overlays</text:p>
          </table:table-cell>
          <table:table-cell table:style-name="1,1cel-Fenetres en php" office:value-type="string">
            <text:p>Javascript</text:p>
          </table:table-cell>
          <table:table-cell table:number-columns-repeated="2"/>
          <table:table-cell table:style-name="2,9cel-Fenetres en php" table:number-columns-spanned="2" office:value-type="string">
            <text:p>Gestion des libellés dans la base</text:p>
          </table:table-cell>
          <table:covered-table-cell/>
          <table:table-cell office:value-type="string">
            <text:p>Ajout overlay keyset_01</text:p>
          </table:table-cell>
          <table:table-cell/>
          <table:table-cell office:value-type="string">
            <text:p>Zéro erreurs/avertissement javascript</text:p>
          </table:table-cell>
          <table:table-cell office:value-type="string">
            <text:p>Gestion "Informations sur la fenêtre" par appel popupset créé dans "fa_cree_graal_cp00" et context="graal_cp00" comme propriété de la fenêtre</text:p>
          </table:table-cell>
          <table:table-cell table:number-columns-repeated="13"/>
        </table:table-row>
        <table:table-row table:style-name="_row-Fenetres en php">
          <table:table-cell table:number-columns-repeated="8"/>
          <table:table-cell office:value-type="string">
            <text:p>Fait qui/quand</text:p>
          </table:table-cell>
          <table:table-cell office:value-type="string">
            <text:p>Vérifié Qui/Quand</text:p>
          </table:table-cell>
          <table:table-cell office:value-type="string">
            <text:p>Qui</text:p>
          </table:table-cell>
          <table:table-cell office:value-type="string">
            <text:p>Quand</text:p>
          </table:table-cell>
          <table:table-cell table:number-columns-repeated="15"/>
        </table:table-row>
        <table:table-row table:style-name="_row-Fenetres en php">
          <table:table-cell office:value-type="string">
            <text:p>Fenêtre tableau réceptacle des requêtes lambda de sélections</text:p>
          </table:table-cell>
          <table:table-cell office:value-type="string">
            <text:p>win_fen_bd_sqlselect</text:p>
          </table:table-cell>
          <table:table-cell office:value-type="string">
            <text:p>Fbd_00002</text:p>
          </table:table-cell>
          <table:table-cell/>
          <table:table-cell office:value-type="string">
            <text:p>_admin_ove_mysql_objets_02.php</text:p>
          </table:table-cell>
          <table:table-cell office:value-type="string">
            <text:p>_graal_01.js</text:p>
            <text:p>_admin_bd_fen_select_lambda.js</text:p>
          </table:table-cell>
          <table:table-cell office:value-type="string">
            <text:p>_admin_fen_bd_select_lambda_01.php</text:p>
          </table:table-cell>
          <table:table-cell office:value-type="string">
            <text:p>wab</text:p>
          </table:table-cell>
          <table:table-cell office:value-type="string">
            <text:p>ok xof le 4/10/2006</text:p>
          </table:table-cell>
          <table:table-cell table:number-columns-repeated="18"/>
        </table:table-row>
        <table:table-row table:style-name="_row-Fenetres en php">
          <table:table-cell office:value-type="string">
            <text:p>Fenêtre d'administration de base de données Mysql</text:p>
          </table:table-cell>
          <table:table-cell office:value-type="string">
            <text:p>win_fen_bd_sqlmanager</text:p>
          </table:table-cell>
          <table:table-cell office:value-type="string">
            <text:p>Fbd_00001</text:p>
          </table:table-cell>
          <table:table-cell/>
          <table:table-cell office:value-type="string">
            <text:p>_admin_ove_mysql_objets_01.php</text:p>
            <text:p>_graal_ove_req_perso_02.php</text:p>
          </table:table-cell>
          <table:table-cell office:value-type="string">
            <text:p>_graal_01.js</text:p>
            <text:p>_admin_bd_sqlmanager.js</text:p>
          </table:table-cell>
          <table:table-cell office:value-type="string">
            <text:p>_admin_fen_bd_sqlmanager.php</text:p>
          </table:table-cell>
          <table:table-cell office:value-type="string">
            <text:p>waa et bam</text:p>
          </table:table-cell>
          <table:table-cell office:value-type="string">
            <text:p>ok xof le 4/10/2006</text:p>
          </table:table-cell>
          <table:table-cell table:number-columns-repeated="18"/>
        </table:table-row>
        <table:table-row table:style-name="_row-Fenetres en php">
          <table:table-cell office:value-type="string">
            <text:p>Gestion des acteurs</text:p>
          </table:table-cell>
          <table:table-cell office:value-type="string">
            <text:p>_graal_acteurs_01</text:p>
          </table:table-cell>
          <table:table-cell table:number-columns-repeated="2"/>
          <table:table-cell office:value-type="string">
            <text:p>_graal_ove_acteurs_01.php</text:p>
            <text:p>_graal_ove_acteurs_02.php</text:p>
            <text:p>_graal_ove_acteurs_03.php</text:p>
            <text:p>_graal_ove_acteurs_adresses_01.php</text:p>
            <text:p>_graal_ove_boutons_01.php</text:p>
            <text:p>_graal_ove_keyset_01.php</text:p>
            <text:p>_graal_ove_acteurs_criteres_01.php</text:p>
          </table:table-cell>
          <table:table-cell table:style-name="6,6cel-Fenetres en php" office:value-type="string">
            <text:p>_graal_constant.js</text:p>
            <text:p>_graal_01.js</text:p>
            <text:p>_graal_02.js</text:p>
            <text:p>_graal_acteurs_01.js</text:p>
          </table:table-cell>
          <table:table-cell office:value-type="string">
            <text:p>_graal_fen_acteurs_01.php</text:p>
          </table:table-cell>
          <table:table-cell office:value-type="string">
            <text:p>aai et bao et baq et bap et bar</text:p>
          </table:table-cell>
          <table:table-cell office:value-type="string">
            <text:p>ok xof le 5/10/2006</text:p>
          </table:table-cell>
          <table:table-cell/>
          <table:table-cell office:value-type="string">
            <text:p>Ok xof le 4/10/2006</text:p>
          </table:table-cell>
          <table:table-cell table:number-columns-repeated="16"/>
        </table:table-row>
        <table:table-row table:style-name="_row-Fenetres en php">
          <table:table-cell table:number-columns-repeated="2"/>
          <table:table-cell office:value-type="string">
            <text:p>Fen_00003</text:p>
          </table:table-cell>
          <table:table-cell office:value-type="string">
            <text:p>Membres de l'entreprise</text:p>
          </table:table-cell>
          <table:table-cell table:number-columns-repeated="23"/>
        </table:table-row>
        <table:table-row table:style-name="_row-Fenetres en php">
          <table:table-cell table:number-columns-repeated="2"/>
          <table:table-cell office:value-type="string">
            <text:p>Fen_00008</text:p>
          </table:table-cell>
          <table:table-cell office:value-type="string">
            <text:p>Tous les acteurs</text:p>
          </table:table-cell>
          <table:table-cell table:number-columns-repeated="23"/>
        </table:table-row>
        <table:table-row table:style-name="_row-Fenetres en php">
          <table:table-cell table:number-columns-repeated="2"/>
          <table:table-cell office:value-type="string">
            <text:p>Fen_00006</text:p>
          </table:table-cell>
          <table:table-cell office:value-type="string">
            <text:p>Prospects clients</text:p>
          </table:table-cell>
          <table:table-cell table:number-columns-repeated="23"/>
        </table:table-row>
        <table:table-row table:style-name="_row-Fenetres en php">
          <table:table-cell table:number-columns-repeated="2"/>
          <table:table-cell office:value-type="string">
            <text:p>Fen_00007</text:p>
          </table:table-cell>
          <table:table-cell office:value-type="string">
            <text:p>Prospects fournisseurs</text:p>
          </table:table-cell>
          <table:table-cell table:number-columns-repeated="23"/>
        </table:table-row>
        <table:table-row table:style-name="_row-Fenetres en php">
          <table:table-cell table:number-columns-repeated="2"/>
          <table:table-cell office:value-type="string">
            <text:p>Fen_00002</text:p>
          </table:table-cell>
          <table:table-cell office:value-type="string">
            <text:p>Clients</text:p>
          </table:table-cell>
          <table:table-cell table:number-columns-repeated="23"/>
        </table:table-row>
        <table:table-row table:style-name="_row-Fenetres en php">
          <table:table-cell table:number-columns-repeated="2"/>
          <table:table-cell office:value-type="string">
            <text:p>Fen_00004</text:p>
          </table:table-cell>
          <table:table-cell office:value-type="string">
            <text:p>Fournisseurs</text:p>
          </table:table-cell>
          <table:table-cell table:number-columns-repeated="23"/>
        </table:table-row>
        <table:table-row table:style-name="_row-Fenetres en php">
          <table:table-cell table:number-columns-repeated="2"/>
          <table:table-cell office:value-type="string">
            <text:p>Fen_00001</text:p>
          </table:table-cell>
          <table:table-cell office:value-type="string">
            <text:p>Autres acteurs</text:p>
          </table:table-cell>
          <table:table-cell table:number-columns-repeated="23"/>
        </table:table-row>
        <table:table-row table:style-name="_row-Fenetres en php">
          <table:table-cell table:number-columns-repeated="2"/>
          <table:table-cell office:value-type="string">
            <text:p>Fen_00005</text:p>
          </table:table-cell>
          <table:table-cell office:value-type="string">
            <text:p>Acteurs indéterminés</text:p>
          </table:table-cell>
          <table:table-cell table:number-columns-repeated="23"/>
        </table:table-row>
        <table:table-row table:style-name="15row-Fenetres en php">
          <table:table-cell office:value-type="string">
            <text:p>Comptes courriel</text:p>
          </table:table-cell>
          <table:table-cell office:value-type="string">
            <text:p>_graal_comptes_courriels_01</text:p>
          </table:table-cell>
          <table:table-cell office:value-type="string">
            <text:p>Fen_00052</text:p>
          </table:table-cell>
          <table:table-cell/>
          <table:table-cell office:value-type="string">
            <text:p>_graal_ove_utilisateurs_03.php</text:p>
            <text:p>_graal_ove_comptes_courriels_01.php</text:p>
            <text:p>_graal_ove_boutons_01.php</text:p>
          </table:table-cell>
          <table:table-cell office:value-type="string">
            <text:p>_graal_01.js</text:p>
            <text:p>_graal_comptes_courriels_01.js</text:p>
          </table:table-cell>
          <table:table-cell office:value-type="string">
            <text:p>_graal_fen_comptes_courriels.php</text:p>
          </table:table-cell>
          <table:table-cell office:value-type="string">
            <text:p>bas et aaj et aap</text:p>
          </table:table-cell>
          <table:table-cell office:value-type="string">
            <text:p>ok xof le 5/10/2006</text:p>
          </table:table-cell>
          <table:table-cell/>
          <table:table-cell office:value-type="string">
            <text:p>ok xof le 5/10/2006</text:p>
          </table:table-cell>
          <table:table-cell table:number-columns-repeated="16"/>
        </table:table-row>
        <table:table-row table:style-name="_row-Fenetres en php">
          <table:table-cell office:value-type="string">
            <text:p>Connexions</text:p>
          </table:table-cell>
          <table:table-cell office:value-type="string">
            <text:p>_graal_connexions_01</text:p>
          </table:table-cell>
          <table:table-cell office:value-type="string">
            <text:p>Fen_00053</text:p>
          </table:table-cell>
          <table:table-cell/>
          <table:table-cell office:value-type="string">
            <text:p>_graal_ove_connexions_01.php</text:p>
          </table:table-cell>
          <table:table-cell office:value-type="string">
            <text:p>_graal_01.js</text:p>
            <text:p>_graal_connexions_01.js</text:p>
          </table:table-cell>
          <table:table-cell office:value-type="string">
            <text:p>_graal_fen_connexions.php</text:p>
          </table:table-cell>
          <table:table-cell office:value-type="string">
            <text:p>aaq</text:p>
          </table:table-cell>
          <table:table-cell office:value-type="string">
            <text:p>ok xof le 5/10/2006</text:p>
          </table:table-cell>
          <table:table-cell table:number-columns-repeated="18"/>
        </table:table-row>
        <table:table-row table:style-name="_row-Fenetres en php">
          <table:table-cell office:value-type="string">
            <text:p>Détail des connexions</text:p>
          </table:table-cell>
          <table:table-cell office:value-type="string">
            <text:p>_graal_details_connexions_01</text:p>
          </table:table-cell>
          <table:table-cell office:value-type="string">
            <text:p>Fen_00054</text:p>
          </table:table-cell>
          <table:table-cell table:number-columns-repeated="2"/>
          <table:table-cell office:value-type="string">
            <text:p>_graal_01.js</text:p>
            <text:p>_graal_detail_connexions_01.js</text:p>
          </table:table-cell>
          <table:table-cell office:value-type="string">
            <text:p>_graal_fen_connexions_details_01.php</text:p>
          </table:table-cell>
          <table:table-cell office:value-type="string">
            <text:p>bah</text:p>
          </table:table-cell>
          <table:table-cell office:value-type="string">
            <text:p>ok xof le 5/10/2006</text:p>
          </table:table-cell>
          <table:table-cell table:number-columns-repeated="18"/>
        </table:table-row>
        <table:table-row table:style-name="_row-Fenetres en php">
          <table:table-cell office:value-type="string">
            <text:p>Saisie et envoi des courriels texte</text:p>
          </table:table-cell>
          <table:table-cell office:value-type="string">
            <text:p>_graal_courriel_01</text:p>
          </table:table-cell>
          <table:table-cell office:value-type="string">
            <text:p>Fen_00066</text:p>
          </table:table-cell>
          <table:table-cell table:number-columns-repeated="2"/>
          <table:table-cell office:value-type="string">
            <text:p>_graal_01.js</text:p>
            <text:p>_graal_courriel_01.js</text:p>
          </table:table-cell>
          <table:table-cell office:value-type="string">
            <text:p>_graal_fen_courriel_01.php</text:p>
          </table:table-cell>
          <table:table-cell office:value-type="string">
            <text:p>bak</text:p>
          </table:table-cell>
          <table:table-cell office:value-type="string">
            <text:p>ok xof le 5/10/2006</text:p>
          </table:table-cell>
          <table:table-cell table:style-name="18,10cel-Fenetres en php" office:value-type="date" office:date-value="2006-04-10T00:00:00">
            <text:p>4/10/2006</text:p>
          </table:table-cell>
          <table:table-cell office:value-type="string">
            <text:p>Pas concerné</text:p>
          </table:table-cell>
          <table:table-cell table:number-columns-repeated="3"/>
          <table:table-cell office:value-type="string">
            <text:p>Xof le 5/10/2006</text:p>
            <text:p>Que vient faire "&lt;vbox flex="3" id="aam_acteurs_adresses_01" /&gt;" dans l'onglet complément ?</text:p>
          </table:table-cell>
          <table:table-cell table:number-columns-repeated="12"/>
        </table:table-row>
        <table:table-row table:style-name="_row-Fenetres en php">
          <table:table-cell office:value-type="string">
            <text:p>Critères</text:p>
          </table:table-cell>
          <table:table-cell office:value-type="string">
            <text:p>_graal_critere_01</text:p>
          </table:table-cell>
          <table:table-cell table:number-columns-repeated="2"/>
          <table:table-cell office:value-type="string">
            <text:p>_graal_ove_boutons_01.php</text:p>
            <text:p>_graal_ove_criteres_01.php</text:p>
          </table:table-cell>
          <table:table-cell office:value-type="string">
            <text:p>_graal_01.js</text:p>
            <text:p>_graal_criteres_01.js</text:p>
          </table:table-cell>
          <table:table-cell office:value-type="string">
            <text:p>_graal_fen_critere_01.php</text:p>
          </table:table-cell>
          <table:table-cell office:value-type="string">
            <text:p>bbb</text:p>
          </table:table-cell>
          <table:table-cell office:value-type="string">
            <text:p>ok xof le 5/10/2006</text:p>
          </table:table-cell>
          <table:table-cell table:number-columns-repeated="18"/>
        </table:table-row>
        <table:table-row table:style-name="_row-Fenetres en php">
          <table:table-cell table:number-columns-repeated="2"/>
          <table:table-cell office:value-type="string">
            <text:p>Fen_00045</text:p>
          </table:table-cell>
          <table:table-cell office:value-type="string">
            <text:p>Niveau 1 Professions et Catégories socio-professionnelles</text:p>
          </table:table-cell>
          <table:table-cell table:number-columns-repeated="23"/>
        </table:table-row>
        <table:table-row table:style-name="_row-Fenetres en php">
          <table:table-cell table:number-columns-repeated="2"/>
          <table:table-cell office:value-type="string">
            <text:p>Fen_00044</text:p>
          </table:table-cell>
          <table:table-cell office:value-type="string">
            <text:p>Niveau 2 Professions et Catégories socio-professionnelles</text:p>
          </table:table-cell>
          <table:table-cell table:number-columns-repeated="23"/>
        </table:table-row>
        <table:table-row table:style-name="_row-Fenetres en php">
          <table:table-cell table:number-columns-repeated="2"/>
          <table:table-cell office:value-type="string">
            <text:p>Fen_00043</text:p>
          </table:table-cell>
          <table:table-cell office:value-type="string">
            <text:p>Niveau 3 Professions et Catégories socio-professionnelles</text:p>
          </table:table-cell>
          <table:table-cell table:number-columns-repeated="23"/>
        </table:table-row>
        <table:table-row table:style-name="_row-Fenetres en php">
          <table:table-cell table:number-columns-repeated="2"/>
          <table:table-cell office:value-type="string">
            <text:p>Fen_00042</text:p>
          </table:table-cell>
          <table:table-cell office:value-type="string">
            <text:p>Niveau 4 Professions et Catégories socio-professionnelles</text:p>
          </table:table-cell>
          <table:table-cell table:number-columns-repeated="23"/>
        </table:table-row>
        <table:table-row table:style-name="_row-Fenetres en php">
          <table:table-cell table:number-columns-repeated="2"/>
          <table:table-cell office:value-type="string">
            <text:p>Fen_00041</text:p>
          </table:table-cell>
          <table:table-cell office:value-type="string">
            <text:p>Niveau 1 Nomenclatures d'Activités Françaises</text:p>
          </table:table-cell>
          <table:table-cell table:number-columns-repeated="23"/>
        </table:table-row>
        <table:table-row table:style-name="_row-Fenetres en php">
          <table:table-cell table:number-columns-repeated="2"/>
          <table:table-cell office:value-type="string">
            <text:p>Fen_00040</text:p>
          </table:table-cell>
          <table:table-cell office:value-type="string">
            <text:p>Niveau 2 Nomenclatures d'Activités Françaises</text:p>
          </table:table-cell>
          <table:table-cell table:number-columns-repeated="23"/>
        </table:table-row>
        <table:table-row table:style-name="_row-Fenetres en php">
          <table:table-cell table:number-columns-repeated="2"/>
          <table:table-cell office:value-type="string">
            <text:p>Fen_00039</text:p>
          </table:table-cell>
          <table:table-cell office:value-type="string">
            <text:p>Niveau 3 Nomenclatures d'Activités Françaises</text:p>
          </table:table-cell>
          <table:table-cell table:number-columns-repeated="23"/>
        </table:table-row>
        <table:table-row table:style-name="_row-Fenetres en php">
          <table:table-cell table:number-columns-repeated="2"/>
          <table:table-cell office:value-type="string">
            <text:p>Fen_00038</text:p>
          </table:table-cell>
          <table:table-cell office:value-type="string">
            <text:p>Niveau 4 Nomenclatures d'Activités Françaises</text:p>
          </table:table-cell>
          <table:table-cell table:number-columns-repeated="23"/>
        </table:table-row>
        <table:table-row table:style-name="_row-Fenetres en php">
          <table:table-cell table:number-columns-repeated="2"/>
          <table:table-cell office:value-type="string">
            <text:p>Fen_00037</text:p>
          </table:table-cell>
          <table:table-cell office:value-type="string">
            <text:p>Niveau 5 Nomenclatures d'Activités Françaises</text:p>
          </table:table-cell>
          <table:table-cell table:number-columns-repeated="23"/>
        </table:table-row>
        <table:table-row table:style-name="_row-Fenetres en php">
          <table:table-cell table:number-columns-repeated="2"/>
          <table:table-cell office:value-type="string">
            <text:p>Fen_00036</text:p>
          </table:table-cell>
          <table:table-cell office:value-type="string">
            <text:p>Classification des Produits Français (Sections)</text:p>
          </table:table-cell>
          <table:table-cell table:number-columns-repeated="23"/>
        </table:table-row>
        <table:table-row table:style-name="_row-Fenetres en php">
          <table:table-cell table:number-columns-repeated="2"/>
          <table:table-cell office:value-type="string">
            <text:p>Fen_00035</text:p>
          </table:table-cell>
          <table:table-cell office:value-type="string">
            <text:p>Classification des Produits Français (Sous-Sections)</text:p>
          </table:table-cell>
          <table:table-cell table:number-columns-repeated="23"/>
        </table:table-row>
        <table:table-row table:style-name="_row-Fenetres en php">
          <table:table-cell table:number-columns-repeated="2"/>
          <table:table-cell office:value-type="string">
            <text:p>Fen_00034</text:p>
          </table:table-cell>
          <table:table-cell office:value-type="string">
            <text:p>Classification des Produits Français (Divisions)</text:p>
          </table:table-cell>
          <table:table-cell table:number-columns-repeated="23"/>
        </table:table-row>
        <table:table-row table:style-name="_row-Fenetres en php">
          <table:table-cell table:number-columns-repeated="2"/>
          <table:table-cell office:value-type="string">
            <text:p>Fen_00033</text:p>
          </table:table-cell>
          <table:table-cell office:value-type="string">
            <text:p>Classification des Produits Français (Groupes)</text:p>
          </table:table-cell>
          <table:table-cell table:number-columns-repeated="23"/>
        </table:table-row>
        <table:table-row table:style-name="_row-Fenetres en php">
          <table:table-cell table:number-columns-repeated="2"/>
          <table:table-cell office:value-type="string">
            <text:p>Fen_00032</text:p>
          </table:table-cell>
          <table:table-cell office:value-type="string">
            <text:p>Classification des Produits Français (Classes)</text:p>
          </table:table-cell>
          <table:table-cell table:number-columns-repeated="23"/>
        </table:table-row>
        <table:table-row table:style-name="_row-Fenetres en php">
          <table:table-cell table:number-columns-repeated="2"/>
          <table:table-cell office:value-type="string">
            <text:p>Fen_00031</text:p>
          </table:table-cell>
          <table:table-cell office:value-type="string">
            <text:p>Classification des Produits Français (Catégories)</text:p>
          </table:table-cell>
          <table:table-cell table:number-columns-repeated="23"/>
        </table:table-row>
        <table:table-row table:style-name="_row-Fenetres en php">
          <table:table-cell table:number-columns-repeated="2"/>
          <table:table-cell office:value-type="string">
            <text:p>Fen_00030</text:p>
          </table:table-cell>
          <table:table-cell office:value-type="string">
            <text:p>Classification des Produits Français (Sous-Catégories)</text:p>
          </table:table-cell>
          <table:table-cell table:number-columns-repeated="23"/>
        </table:table-row>
        <table:table-row table:style-name="_row-Fenetres en php">
          <table:table-cell table:number-columns-repeated="2"/>
          <table:table-cell office:value-type="string">
            <text:p>Fen_00029</text:p>
          </table:table-cell>
          <table:table-cell office:value-type="string">
            <text:p>Niveau 1 Catégories juridiques</text:p>
          </table:table-cell>
          <table:table-cell table:number-columns-repeated="23"/>
        </table:table-row>
        <table:table-row table:style-name="_row-Fenetres en php">
          <table:table-cell table:number-columns-repeated="2"/>
          <table:table-cell office:value-type="string">
            <text:p>Fen_00028</text:p>
          </table:table-cell>
          <table:table-cell office:value-type="string">
            <text:p>Niveau 2 Catégories juridiques</text:p>
          </table:table-cell>
          <table:table-cell table:number-columns-repeated="23"/>
        </table:table-row>
        <table:table-row table:style-name="_row-Fenetres en php">
          <table:table-cell table:number-columns-repeated="2"/>
          <table:table-cell office:value-type="string">
            <text:p>Fen_00027</text:p>
          </table:table-cell>
          <table:table-cell office:value-type="string">
            <text:p>Niveau 3 Catégories juridiques</text:p>
          </table:table-cell>
          <table:table-cell table:number-columns-repeated="23"/>
        </table:table-row>
        <table:table-row table:style-name="_row-Fenetres en php">
          <table:table-cell table:number-columns-repeated="2"/>
          <table:table-cell office:value-type="string">
            <text:p>Fen_00026</text:p>
          </table:table-cell>
          <table:table-cell office:value-type="string">
            <text:p>Nomenclatures Economiques de Synthèse niveau 1</text:p>
          </table:table-cell>
          <table:table-cell table:number-columns-repeated="23"/>
        </table:table-row>
        <table:table-row table:style-name="_row-Fenetres en php">
          <table:table-cell table:number-columns-repeated="2"/>
          <table:table-cell office:value-type="string">
            <text:p>Fen_00025</text:p>
          </table:table-cell>
          <table:table-cell office:value-type="string">
            <text:p>Nomenclatures Economiques de Synthèse niveau 2</text:p>
          </table:table-cell>
          <table:table-cell table:number-columns-repeated="23"/>
        </table:table-row>
        <table:table-row table:style-name="_row-Fenetres en php">
          <table:table-cell table:number-columns-repeated="2"/>
          <table:table-cell office:value-type="string">
            <text:p>Fen_00024</text:p>
          </table:table-cell>
          <table:table-cell office:value-type="string">
            <text:p>Nomenclatures Economiques de Synthèse niveau 3</text:p>
          </table:table-cell>
          <table:table-cell table:number-columns-repeated="23"/>
        </table:table-row>
        <table:table-row table:style-name="_row-Fenetres en php">
          <table:table-cell table:number-columns-repeated="2"/>
          <table:table-cell office:value-type="string">
            <text:p>Fen_00023</text:p>
          </table:table-cell>
          <table:table-cell office:value-type="string">
            <text:p>Langues</text:p>
          </table:table-cell>
          <table:table-cell table:number-columns-repeated="23"/>
        </table:table-row>
        <table:table-row table:style-name="_row-Fenetres en php">
          <table:table-cell table:number-columns-repeated="2"/>
          <table:table-cell office:value-type="string">
            <text:p>Fen_00022</text:p>
          </table:table-cell>
          <table:table-cell office:value-type="string">
            <text:p>Pays</text:p>
          </table:table-cell>
          <table:table-cell table:number-columns-repeated="23"/>
        </table:table-row>
        <table:table-row table:style-name="_row-Fenetres en php">
          <table:table-cell table:number-columns-repeated="2"/>
          <table:table-cell office:value-type="string">
            <text:p>Fen_00021</text:p>
          </table:table-cell>
          <table:table-cell office:value-type="string">
            <text:p>Régions françaises</text:p>
          </table:table-cell>
          <table:table-cell table:number-columns-repeated="23"/>
        </table:table-row>
        <table:table-row table:style-name="_row-Fenetres en php">
          <table:table-cell table:number-columns-repeated="2"/>
          <table:table-cell office:value-type="string">
            <text:p>Fen_00020</text:p>
          </table:table-cell>
          <table:table-cell office:value-type="string">
            <text:p>Départements français</text:p>
          </table:table-cell>
          <table:table-cell table:number-columns-repeated="23"/>
        </table:table-row>
        <table:table-row table:style-name="_row-Fenetres en php">
          <table:table-cell table:number-columns-repeated="2"/>
          <table:table-cell office:value-type="string">
            <text:p>Fen_00019</text:p>
          </table:table-cell>
          <table:table-cell office:value-type="string">
            <text:p>Arrondissements français</text:p>
          </table:table-cell>
          <table:table-cell table:number-columns-repeated="23"/>
        </table:table-row>
        <table:table-row table:style-name="_row-Fenetres en php">
          <table:table-cell table:number-columns-repeated="2"/>
          <table:table-cell office:value-type="string">
            <text:p>Fen_00018</text:p>
          </table:table-cell>
          <table:table-cell office:value-type="string">
            <text:p>Cantons français</text:p>
          </table:table-cell>
          <table:table-cell table:number-columns-repeated="23"/>
        </table:table-row>
        <table:table-row table:style-name="_row-Fenetres en php">
          <table:table-cell table:number-columns-repeated="2"/>
          <table:table-cell office:value-type="string">
            <text:p>Fen_00017</text:p>
          </table:table-cell>
          <table:table-cell office:value-type="string">
            <text:p>Communes françaises</text:p>
          </table:table-cell>
          <table:table-cell table:number-columns-repeated="23"/>
        </table:table-row>
        <table:table-row table:style-name="_row-Fenetres en php">
          <table:table-cell table:number-columns-repeated="2"/>
          <table:table-cell office:value-type="string">
            <text:p>Fen_00016</text:p>
          </table:table-cell>
          <table:table-cell office:value-type="string">
            <text:p>genres acteurs</text:p>
          </table:table-cell>
          <table:table-cell table:number-columns-repeated="23"/>
        </table:table-row>
        <table:table-row table:style-name="_row-Fenetres en php">
          <table:table-cell table:number-columns-repeated="2"/>
          <table:table-cell office:value-type="string">
            <text:p>Fen_00015</text:p>
          </table:table-cell>
          <table:table-cell office:value-type="string">
            <text:p>genres interlocuteurs</text:p>
          </table:table-cell>
          <table:table-cell table:number-columns-repeated="23"/>
        </table:table-row>
        <table:table-row table:style-name="_row-Fenetres en php">
          <table:table-cell table:number-columns-repeated="2"/>
          <table:table-cell office:value-type="string">
            <text:p>Fen_00014</text:p>
          </table:table-cell>
          <table:table-cell office:value-type="string">
            <text:p>genres téléphones</text:p>
          </table:table-cell>
          <table:table-cell table:number-columns-repeated="23"/>
        </table:table-row>
        <table:table-row table:style-name="_row-Fenetres en php">
          <table:table-cell table:number-columns-repeated="2"/>
          <table:table-cell office:value-type="string">
            <text:p>Fen_00013</text:p>
          </table:table-cell>
          <table:table-cell office:value-type="string">
            <text:p>genres fax</text:p>
          </table:table-cell>
          <table:table-cell table:number-columns-repeated="23"/>
        </table:table-row>
        <table:table-row table:style-name="_row-Fenetres en php">
          <table:table-cell table:number-columns-repeated="2"/>
          <table:table-cell office:value-type="string">
            <text:p>Fen_00012</text:p>
          </table:table-cell>
          <table:table-cell office:value-type="string">
            <text:p>genres courriels</text:p>
          </table:table-cell>
          <table:table-cell table:number-columns-repeated="23"/>
        </table:table-row>
        <table:table-row table:style-name="_row-Fenetres en php">
          <table:table-cell table:number-columns-repeated="2"/>
          <table:table-cell office:value-type="string">
            <text:p>Fen_00011</text:p>
          </table:table-cell>
          <table:table-cell office:value-type="string">
            <text:p>genres d'adresses internet</text:p>
          </table:table-cell>
          <table:table-cell table:number-columns-repeated="23"/>
        </table:table-row>
        <table:table-row table:style-name="_row-Fenetres en php">
          <table:table-cell table:number-columns-repeated="2"/>
          <table:table-cell office:value-type="string">
            <text:p>Fen_00009</text:p>
          </table:table-cell>
          <table:table-cell office:value-type="string">
            <text:p>civilités</text:p>
          </table:table-cell>
          <table:table-cell table:number-columns-repeated="23"/>
        </table:table-row>
        <table:table-row table:style-name="_row-Fenetres en php">
          <table:table-cell table:number-columns-repeated="2"/>
          <table:table-cell office:value-type="string">
            <text:p>Fen_00008</text:p>
          </table:table-cell>
          <table:table-cell office:value-type="string">
            <text:p>fonctions</text:p>
          </table:table-cell>
          <table:table-cell table:number-columns-repeated="23"/>
        </table:table-row>
        <table:table-row table:style-name="_row-Fenetres en php">
          <table:table-cell office:value-type="string">
            <text:p>Documents physiques</text:p>
          </table:table-cell>
          <table:table-cell office:value-type="string">
            <text:p>_graal_doc_07</text:p>
          </table:table-cell>
          <table:table-cell table:number-columns-repeated="2"/>
          <table:table-cell office:value-type="string">
            <text:p>_graal_ove_doc_07.php</text:p>
            <text:p>_graal_ove_boutons_01.php</text:p>
          </table:table-cell>
          <table:table-cell office:value-type="string">
            <text:p>_graal_doc_07.js</text:p>
            <text:p>_graal_01.js</text:p>
          </table:table-cell>
          <table:table-cell office:value-type="string">
            <text:p>_graal_fen_doc_07.php</text:p>
          </table:table-cell>
          <table:table-cell office:value-type="string">
            <text:p>aak et baf</text:p>
          </table:table-cell>
          <table:table-cell office:value-type="string">
            <text:p>Xof ok le 5/10/2006</text:p>
          </table:table-cell>
          <table:table-cell table:number-columns-repeated="18"/>
        </table:table-row>
        <table:table-row table:style-name="_row-Fenetres en php">
          <table:table-cell table:number-columns-repeated="2"/>
          <table:table-cell office:value-type="string">
            <text:p>Fen_00085</text:p>
          </table:table-cell>
          <table:table-cell office:value-type="string">
            <text:p>Leurs documents</text:p>
          </table:table-cell>
          <table:table-cell table:number-columns-repeated="23"/>
        </table:table-row>
        <table:table-row table:style-name="_row-Fenetres en php">
          <table:table-cell table:number-columns-repeated="2"/>
          <table:table-cell office:value-type="string">
            <text:p>Fen_00086</text:p>
          </table:table-cell>
          <table:table-cell office:value-type="string">
            <text:p>Mes documents</text:p>
          </table:table-cell>
          <table:table-cell table:number-columns-repeated="23"/>
        </table:table-row>
        <table:table-row table:style-name="_row-Fenetres en php">
          <table:table-cell table:number-columns-repeated="2"/>
          <table:table-cell office:value-type="string">
            <text:p>Fen_00087</text:p>
          </table:table-cell>
          <table:table-cell office:value-type="string">
            <text:p>Nos documents</text:p>
          </table:table-cell>
          <table:table-cell table:number-columns-repeated="23"/>
        </table:table-row>
        <table:table-row table:style-name="_row-Fenetres en php">
          <table:table-cell office:value-type="string">
            <text:p>Dossiers</text:p>
          </table:table-cell>
          <table:table-cell office:value-type="string">
            <text:p>_graal_dossier_01</text:p>
          </table:table-cell>
          <table:table-cell table:number-columns-repeated="2"/>
          <table:table-cell office:value-type="string">
            <text:p>_graal_ove_boutons_02.php</text:p>
            <text:p>_graal_ove_xml_dossier_01.php</text:p>
            <text:p>_graal_ove_doc_06.php</text:p>
            <text:p>_graal_ove_note_01.php</text:p>
            <text:p>_graal_ove_acteurs_01.php</text:p>
            <text:p>_graal_ove_acteurs_02.php</text:p>
            <text:p>_graal_ove_acteurs_03.php</text:p>
            <text:p>_graal_ove_utilisateurs_01.php</text:p>
            <text:p>_graal_ove_utilisateurs_02.php</text:p>
          </table:table-cell>
          <table:table-cell office:value-type="string">
            <text:p>_graal_xml_dossiers_01.js</text:p>
            <text:p>_graal_01.js</text:p>
            <text:p>_graal_02.js</text:p>
          </table:table-cell>
          <table:table-cell office:value-type="string">
            <text:p>_graal_fen_dossier_01.php</text:p>
          </table:table-cell>
          <table:table-cell/>
          <table:table-cell office:value-type="string">
            <text:p>Xof ok le 5/10/2006</text:p>
          </table:table-cell>
          <table:table-cell table:number-columns-repeated="5"/>
          <table:table-cell office:value-type="string">
            <text:p>A terminer !!!</text:p>
          </table:table-cell>
          <table:table-cell table:number-columns-repeated="12"/>
        </table:table-row>
        <table:table-row table:style-name="_row-Fenetres en php">
          <table:table-cell table:number-columns-repeated="2"/>
          <table:table-cell office:value-type="string">
            <text:p>Fen_00088</text:p>
          </table:table-cell>
          <table:table-cell office:value-type="string">
            <text:p>Mes dossiers</text:p>
          </table:table-cell>
          <table:table-cell table:number-columns-repeated="23"/>
        </table:table-row>
        <table:table-row table:style-name="_row-Fenetres en php">
          <table:table-cell office:value-type="string">
            <text:p>Gestion des droits</text:p>
          </table:table-cell>
          <table:table-cell office:value-type="string">
            <text:p>_graal_fen_droits_01</text:p>
          </table:table-cell>
          <table:table-cell table:number-columns-repeated="3"/>
          <table:table-cell office:value-type="string">
            <text:p>_graal_droits_01.js</text:p>
            <text:p>_graal_01.js</text:p>
          </table:table-cell>
          <table:table-cell office:value-type="string">
            <text:p>_graal_fen_droits_01.php</text:p>
          </table:table-cell>
          <table:table-cell office:value-type="string">
            <text:p>bat</text:p>
          </table:table-cell>
          <table:table-cell office:value-type="string">
            <text:p>Xof ok le 5/10/2006</text:p>
          </table:table-cell>
          <table:table-cell table:number-columns-repeated="18"/>
        </table:table-row>
        <table:table-row table:style-name="_row-Fenetres en php">
          <table:table-cell table:number-columns-repeated="2"/>
          <table:table-cell office:value-type="string">
            <text:p>Fen_00063</text:p>
          </table:table-cell>
          <table:table-cell office:value-type="string">
            <text:p>Droits des notes</text:p>
          </table:table-cell>
          <table:table-cell table:number-columns-repeated="23"/>
        </table:table-row>
        <table:table-row table:style-name="_row-Fenetres en php">
          <table:table-cell table:number-columns-repeated="2"/>
          <table:table-cell office:value-type="string">
            <text:p>Fen_00061</text:p>
          </table:table-cell>
          <table:table-cell office:value-type="string">
            <text:p>Droits des documents</text:p>
          </table:table-cell>
          <table:table-cell table:number-columns-repeated="23"/>
        </table:table-row>
        <table:table-row table:style-name="_row-Fenetres en php">
          <table:table-cell table:number-columns-repeated="2"/>
          <table:table-cell office:value-type="string">
            <text:p>Fen_00062</text:p>
          </table:table-cell>
          <table:table-cell office:value-type="string">
            <text:p>Droits des pseudos-documents</text:p>
          </table:table-cell>
          <table:table-cell table:number-columns-repeated="23"/>
        </table:table-row>
        <table:table-row table:style-name="_row-Fenetres en php">
          <table:table-cell office:value-type="string">
            <text:p>Droits d'accès aux fenêtres par les utilisateurs</text:p>
          </table:table-cell>
          <table:table-cell office:value-type="string">
            <text:p>_graal_fenetre_01</text:p>
          </table:table-cell>
          <table:table-cell office:value-type="string">
            <text:p>Fen_00065</text:p>
          </table:table-cell>
          <table:table-cell/>
          <table:table-cell office:value-type="string">
            <text:p>_graal_ove_objets_01.php</text:p>
            <text:p>_graal_ove_droits_fenetres_01.php</text:p>
          </table:table-cell>
          <table:table-cell office:value-type="string">
            <text:p>_graal_droits_fenetres_01.js</text:p>
            <text:p>_graal_01.js</text:p>
          </table:table-cell>
          <table:table-cell office:value-type="string">
            <text:p>_graal_fen_droits_fenetres_01.php</text:p>
          </table:table-cell>
          <table:table-cell office:value-type="string">
            <text:p>aas et aar</text:p>
          </table:table-cell>
          <table:table-cell office:value-type="string">
            <text:p>Xof ok le 5/10/2006</text:p>
          </table:table-cell>
          <table:table-cell table:number-columns-repeated="18"/>
        </table:table-row>
        <table:table-row table:style-name="_row-Fenetres en php">
          <table:table-cell office:value-type="string">
            <text:p>Droits d'accès aux traitements par les utilisateurs</text:p>
          </table:table-cell>
          <table:table-cell office:value-type="string">
            <text:p>_graal_droits_traitements_01</text:p>
          </table:table-cell>
          <table:table-cell office:value-type="string">
            <text:p>Fen_00064</text:p>
          </table:table-cell>
          <table:table-cell/>
          <table:table-cell office:value-type="string">
            <text:p>_graal_ove_objets_01.php</text:p>
            <text:p>_graal_ove_droits_traitements_01.php</text:p>
          </table:table-cell>
          <table:table-cell office:value-type="string">
            <text:p>_graal_droits_traitements_01.js</text:p>
            <text:p>_graal_01.js</text:p>
          </table:table-cell>
          <table:table-cell office:value-type="string">
            <text:p>_graal_fen_droits_traitements_01.php</text:p>
          </table:table-cell>
          <table:table-cell office:value-type="string">
            <text:p>aav et aar</text:p>
          </table:table-cell>
          <table:table-cell office:value-type="string">
            <text:p>Xof ok le 5/10/2006</text:p>
          </table:table-cell>
          <table:table-cell table:number-columns-repeated="18"/>
        </table:table-row>
        <table:table-row table:style-name="_row-Fenetres en php">
          <table:table-cell office:value-type="string">
            <text:p>Duplication des droits des objets par utilisateur</text:p>
          </table:table-cell>
          <table:table-cell office:value-type="string">
            <text:p>_graal_dupliquer_01</text:p>
          </table:table-cell>
          <table:table-cell table:number-columns-repeated="3"/>
          <table:table-cell office:value-type="string">
            <text:p>_graal_duplique_droits_objets_01.js</text:p>
            <text:p>_graal_01.js</text:p>
          </table:table-cell>
          <table:table-cell office:value-type="string">
            <text:p>_graal_fen_duplique_droits_objets_01.php</text:p>
          </table:table-cell>
          <table:table-cell office:value-type="string">
            <text:p>aat</text:p>
          </table:table-cell>
          <table:table-cell office:value-type="string">
            <text:p>Xof ok le 5/10/2006</text:p>
          </table:table-cell>
          <table:table-cell table:number-columns-repeated="18"/>
        </table:table-row>
        <table:table-row table:style-name="_row-Fenetres en php">
          <table:table-cell table:number-columns-repeated="2"/>
          <table:table-cell office:value-type="string">
            <text:p>Fen_00106</text:p>
          </table:table-cell>
          <table:table-cell office:value-type="string">
            <text:p>Dupliquer les droits des fenêtres</text:p>
          </table:table-cell>
          <table:table-cell table:number-columns-repeated="23"/>
        </table:table-row>
        <table:table-row table:style-name="_row-Fenetres en php">
          <table:table-cell table:number-columns-repeated="2"/>
          <table:table-cell office:value-type="string">
            <text:p>Fen_00107</text:p>
          </table:table-cell>
          <table:table-cell office:value-type="string">
            <text:p>Dupliquer les droits des traitements</text:p>
          </table:table-cell>
          <table:table-cell table:number-columns-repeated="23"/>
        </table:table-row>
        <table:table-row table:style-name="_row-Fenetres en php">
          <table:table-cell office:value-type="string">
            <text:p>Duplication des éléments des objets</text:p>
          </table:table-cell>
          <table:table-cell office:value-type="string">
            <text:p>win_duplique_elements</text:p>
          </table:table-cell>
          <table:table-cell table:number-columns-repeated="3"/>
          <table:table-cell office:value-type="string">
            <text:p>_graal_duplique_elements_01.js</text:p>
            <text:p>_graal_01.js</text:p>
          </table:table-cell>
          <table:table-cell office:value-type="string">
            <text:p>_graal_fen_duplique_elements_objets_01.php</text:p>
          </table:table-cell>
          <table:table-cell office:value-type="string">
            <text:p>aax</text:p>
          </table:table-cell>
          <table:table-cell office:value-type="string">
            <text:p>Xof ok le 5/10/2006</text:p>
          </table:table-cell>
          <table:table-cell table:number-columns-repeated="18"/>
        </table:table-row>
        <table:table-row table:style-name="_row-Fenetres en php">
          <table:table-cell table:number-columns-repeated="2"/>
          <table:table-cell office:value-type="string">
            <text:p>Fen_00108</text:p>
          </table:table-cell>
          <table:table-cell office:value-type="string">
            <text:p>Dupliquer les éléments des autres objets</text:p>
          </table:table-cell>
          <table:table-cell table:number-columns-repeated="23"/>
        </table:table-row>
        <table:table-row table:style-name="_row-Fenetres en php">
          <table:table-cell table:number-columns-repeated="2"/>
          <table:table-cell office:value-type="string">
            <text:p>Fen_00109</text:p>
          </table:table-cell>
          <table:table-cell office:value-type="string">
            <text:p>Dupliquer les éléments des fenêtres</text:p>
          </table:table-cell>
          <table:table-cell table:number-columns-repeated="23"/>
        </table:table-row>
        <table:table-row table:style-name="_row-Fenetres en php">
          <table:table-cell table:number-columns-repeated="2"/>
          <table:table-cell office:value-type="string">
            <text:p>Fen_00110</text:p>
          </table:table-cell>
          <table:table-cell office:value-type="string">
            <text:p>Dupliquer les éléments des traitements</text:p>
          </table:table-cell>
          <table:table-cell table:number-columns-repeated="23"/>
        </table:table-row>
        <table:table-row table:style-name="_row-Fenetres en php">
          <table:table-cell office:value-type="string">
            <text:p>Elements des objets</text:p>
          </table:table-cell>
          <table:table-cell office:value-type="string">
            <text:p>win_fen_elements</text:p>
          </table:table-cell>
          <table:table-cell table:number-columns-repeated="2"/>
          <table:table-cell office:value-type="string">
            <text:p>_graal_ove_objets_01.php</text:p>
            <text:p>_graal_ove_elements_01.php</text:p>
            <text:p>_graal_ove_boutons_01.php</text:p>
            <text:p>_graal_ove_keyset_01.php</text:p>
          </table:table-cell>
          <table:table-cell office:value-type="string">
            <text:p>_graal_elements_01.js</text:p>
            <text:p>_graal_01.js</text:p>
          </table:table-cell>
          <table:table-cell office:value-type="string">
            <text:p>_graal_fen_elements_01.php</text:p>
          </table:table-cell>
          <table:table-cell office:value-type="string">
            <text:p>baa et bab</text:p>
          </table:table-cell>
          <table:table-cell office:value-type="string">
            <text:p>Xof ok le 5/10/2006</text:p>
          </table:table-cell>
          <table:table-cell/>
          <table:table-cell office:value-type="string">
            <text:p>OK</text:p>
          </table:table-cell>
          <table:table-cell table:number-columns-repeated="16"/>
        </table:table-row>
        <table:table-row table:style-name="_row-Fenetres en php">
          <table:table-cell table:number-columns-repeated="2"/>
          <table:table-cell office:value-type="string">
            <text:p>Fen_00094</text:p>
          </table:table-cell>
          <table:table-cell office:value-type="string">
            <text:p>Eléments des fenêtres</text:p>
          </table:table-cell>
          <table:table-cell table:number-columns-repeated="23"/>
        </table:table-row>
        <table:table-row table:style-name="_row-Fenetres en php">
          <table:table-cell table:number-columns-repeated="2"/>
          <table:table-cell office:value-type="string">
            <text:p>Fen_00103</text:p>
          </table:table-cell>
          <table:table-cell office:value-type="string">
            <text:p>Eléments des traitements</text:p>
          </table:table-cell>
          <table:table-cell table:number-columns-repeated="23"/>
        </table:table-row>
        <table:table-row table:style-name="_row-Fenetres en php">
          <table:table-cell table:number-columns-repeated="2"/>
          <table:table-cell office:value-type="string">
            <text:p>Fen_00095</text:p>
          </table:table-cell>
          <table:table-cell office:value-type="string">
            <text:p>Eléments des autres objets</text:p>
          </table:table-cell>
          <table:table-cell table:number-columns-repeated="23"/>
        </table:table-row>
        <table:table-row table:style-name="_row-Fenetres en php">
          <table:table-cell office:value-type="string">
            <text:p>Traduction des éléments des objets</text:p>
          </table:table-cell>
          <table:table-cell office:value-type="string">
            <text:p>win_fen_elements_traduction</text:p>
          </table:table-cell>
          <table:table-cell table:number-columns-repeated="2"/>
          <table:table-cell office:value-type="string">
            <text:p>_graal_ove_objets_02.php</text:p>
            <text:p>_graal_ove_elements_traduits_01.php</text:p>
            <text:p>_graal_ove_boutons_01.php</text:p>
          </table:table-cell>
          <table:table-cell office:value-type="string">
            <text:p>_graal_elements_traduction_01.js</text:p>
            <text:p>_graal_01.js</text:p>
          </table:table-cell>
          <table:table-cell office:value-type="string">
            <text:p>_graal_fen_elements_traductions_01.php</text:p>
          </table:table-cell>
          <table:table-cell office:value-type="string">
            <text:p>baj</text:p>
          </table:table-cell>
          <table:table-cell office:value-type="string">
            <text:p>Xof ok le 5/10/2006</text:p>
          </table:table-cell>
          <table:table-cell table:number-columns-repeated="18"/>
        </table:table-row>
        <table:table-row table:style-name="_row-Fenetres en php">
          <table:table-cell table:number-columns-repeated="2"/>
          <table:table-cell office:value-type="string">
            <text:p>Fen_00097</text:p>
          </table:table-cell>
          <table:table-cell office:value-type="string">
            <text:p>Eléments des fenêtres</text:p>
          </table:table-cell>
          <table:table-cell table:number-columns-repeated="23"/>
        </table:table-row>
        <table:table-row table:style-name="_row-Fenetres en php">
          <table:table-cell table:number-columns-repeated="2"/>
          <table:table-cell office:value-type="string">
            <text:p>Fen_00099</text:p>
          </table:table-cell>
          <table:table-cell office:value-type="string">
            <text:p>Eléments des autres objets</text:p>
          </table:table-cell>
          <table:table-cell table:number-columns-repeated="23"/>
        </table:table-row>
        <table:table-row table:style-name="_row-Fenetres en php">
          <table:table-cell office:value-type="string">
            <text:p>Représentations statisques sous forme de graphique</text:p>
          </table:table-cell>
          <table:table-cell office:value-type="string">
            <text:p>_graal_stat_01</text:p>
          </table:table-cell>
          <table:table-cell office:value-type="string">
            <text:p>Fen_00073</text:p>
          </table:table-cell>
          <table:table-cell table:number-columns-repeated="2"/>
          <table:table-cell office:value-type="string">
            <text:p>_graal_stat_01.js</text:p>
          </table:table-cell>
          <table:table-cell office:value-type="string">
            <text:p>_graal_fen_graphiques_stat_01.php</text:p>
          </table:table-cell>
          <table:table-cell/>
          <table:table-cell office:value-type="string">
            <text:p>Pas fait, on va changer les possibilités de sélection</text:p>
          </table:table-cell>
          <table:table-cell table:number-columns-repeated="18"/>
        </table:table-row>
        <table:table-row table:style-name="_row-Fenetres en php">
          <table:table-cell office:value-type="string">
            <text:p>Détermination d'une adresse IP</text:p>
          </table:table-cell>
          <table:table-cell office:value-type="string">
            <text:p>_graal_fen_idip</text:p>
          </table:table-cell>
          <table:table-cell office:value-type="string">
            <text:p>Fen_00055</text:p>
          </table:table-cell>
          <table:table-cell table:number-columns-repeated="2"/>
          <table:table-cell office:value-type="string">
            <text:p>_graal_01.js</text:p>
            <text:p>_graal_idip_01.js</text:p>
          </table:table-cell>
          <table:table-cell office:value-type="string">
            <text:p>_graal_fen_idip.php</text:p>
          </table:table-cell>
          <table:table-cell office:value-type="string">
            <text:p>bau</text:p>
          </table:table-cell>
          <table:table-cell office:value-type="string">
            <text:p>Xof ok le 5/10/2006</text:p>
          </table:table-cell>
          <table:table-cell table:number-columns-repeated="18"/>
        </table:table-row>
        <table:table-row table:style-name="_row-Fenetres en php">
          <table:table-cell office:value-type="string">
            <text:p>Fenêtre d'information sur les préfixe utilisés par les objets Graal</text:p>
          </table:table-cell>
          <table:table-cell office:value-type="string">
            <text:p>win_fen_infos_prefixes</text:p>
          </table:table-cell>
          <table:table-cell office:value-type="string">
            <text:p>Fen_00098</text:p>
          </table:table-cell>
          <table:table-cell table:number-columns-repeated="2"/>
          <table:table-cell office:value-type="string">
            <text:p>_graal_infos_prefixe_objets_01.js</text:p>
            <text:p>_graal_01.js</text:p>
          </table:table-cell>
          <table:table-cell office:value-type="string">
            <text:p>_graal_fen_infos_prefixes_objets_01.php</text:p>
          </table:table-cell>
          <table:table-cell office:value-type="string">
            <text:p>bai</text:p>
          </table:table-cell>
          <table:table-cell office:value-type="string">
            <text:p>Xof ok le 5/10/2006</text:p>
          </table:table-cell>
          <table:table-cell table:number-columns-repeated="18"/>
        </table:table-row>
        <table:table-row table:style-name="_row-Fenetres en php">
          <table:table-cell office:value-type="string">
            <text:p>Menu principal</text:p>
          </table:table-cell>
          <table:table-cell office:value-type="string">
            <text:p>_graal_menu_principal</text:p>
          </table:table-cell>
          <table:table-cell office:value-type="string">
            <text:p>Fen_00067</text:p>
          </table:table-cell>
          <table:table-cell table:number-columns-repeated="2"/>
          <table:table-cell office:value-type="string">
            <text:p>_graal_constant.js</text:p>
            <text:p>_graal_menu003_00.js</text:p>
            <text:p>_graal_xml_dossiers_01.js</text:p>
            <text:p>_graal_01.js</text:p>
          </table:table-cell>
          <table:table-cell office:value-type="string">
            <text:p>_graal_fen_menu003_00.php</text:p>
          </table:table-cell>
          <table:table-cell office:value-type="string">
            <text:p>aad</text:p>
          </table:table-cell>
          <table:table-cell office:value-type="string">
            <text:p>Xof ok le 5/10/2006</text:p>
          </table:table-cell>
          <table:table-cell table:number-columns-repeated="18"/>
        </table:table-row>
        <table:table-row table:style-name="_row-Fenetres en php">
          <table:table-cell office:value-type="string">
            <text:p>Récupération des meta-tags des pseudo-documents (liens)</text:p>
          </table:table-cell>
          <table:table-cell office:value-type="string">
            <text:p>_graal_doc_metatags_01</text:p>
          </table:table-cell>
          <table:table-cell office:value-type="string">
            <text:p>Fen_00072</text:p>
          </table:table-cell>
          <table:table-cell table:number-columns-repeated="2"/>
          <table:table-cell office:value-type="string">
            <text:p>_graal_doc_metatags_01.js</text:p>
            <text:p>_graal_nodes_01.js</text:p>
            <text:p>_graal_01.js</text:p>
          </table:table-cell>
          <table:table-cell office:value-type="string">
            <text:p>_graal_fen_metatags_01.php</text:p>
          </table:table-cell>
          <table:table-cell office:value-type="string">
            <text:p>ok  xof le 4/10/2006, en partie</text:p>
          </table:table-cell>
          <table:table-cell table:number-columns-repeated="19"/>
        </table:table-row>
        <table:table-row table:style-name="_row-Fenetres en php">
          <table:table-cell office:value-type="string">
            <text:p>Modèles de courriel</text:p>
          </table:table-cell>
          <table:table-cell office:value-type="string">
            <text:p>_graal_modelecourriel_01</text:p>
          </table:table-cell>
          <table:table-cell table:number-columns-repeated="2"/>
          <table:table-cell office:value-type="string">
            <text:p>_graal_ove_note_01.php</text:p>
            <text:p>_graal_ove_boutons_01.php</text:p>
          </table:table-cell>
          <table:table-cell office:value-type="string">
            <text:p>_graal_note_01.js</text:p>
            <text:p>_graal_01.js</text:p>
          </table:table-cell>
          <table:table-cell office:value-type="string">
            <text:p>_graal_fen_modeles_courriels_01.php</text:p>
          </table:table-cell>
          <table:table-cell office:value-type="string">
            <text:p>bag et baf</text:p>
          </table:table-cell>
          <table:table-cell office:value-type="string">
            <text:p>Xof ok le 5/10/2006</text:p>
          </table:table-cell>
          <table:table-cell table:number-columns-repeated="18"/>
        </table:table-row>
        <table:table-row table:style-name="_row-Fenetres en php">
          <table:table-cell table:number-columns-repeated="2"/>
          <table:table-cell office:value-type="string">
            <text:p>Fen_00090</text:p>
          </table:table-cell>
          <table:table-cell office:value-type="string">
            <text:p>Mes modèles</text:p>
          </table:table-cell>
          <table:table-cell table:number-columns-repeated="23"/>
        </table:table-row>
        <table:table-row table:style-name="_row-Fenetres en php">
          <table:table-cell table:number-columns-repeated="2"/>
          <table:table-cell office:value-type="string">
            <text:p>Fen_00091</text:p>
          </table:table-cell>
          <table:table-cell office:value-type="string">
            <text:p>Nos modèles</text:p>
          </table:table-cell>
          <table:table-cell table:number-columns-repeated="23"/>
        </table:table-row>
        <table:table-row table:style-name="_row-Fenetres en php">
          <table:table-cell table:number-columns-repeated="2"/>
          <table:table-cell office:value-type="string">
            <text:p>Fen_00089</text:p>
          </table:table-cell>
          <table:table-cell office:value-type="string">
            <text:p>Leurs modèles</text:p>
          </table:table-cell>
          <table:table-cell table:number-columns-repeated="23"/>
        </table:table-row>
        <table:table-row table:style-name="_row-Fenetres en php">
          <table:table-cell office:value-type="string">
            <text:p>Notes</text:p>
          </table:table-cell>
          <table:table-cell office:value-type="string">
            <text:p>_graal_note_01</text:p>
          </table:table-cell>
          <table:table-cell table:number-columns-repeated="2"/>
          <table:table-cell office:value-type="string">
            <text:p>_graal_ove_note_01.php</text:p>
            <text:p>_graal_ove_baroutils_01.php</text:p>
            <text:p>_graal_ove_baroutils_02.php</text:p>
            <text:p>_graal_ove_boutons_01.php</text:p>
          </table:table-cell>
          <table:table-cell office:value-type="string">
            <text:p>_graal_note_01.js</text:p>
            <text:p>_graal_01.js</text:p>
            <text:p>_graal_editeur_wysiwyg.js</text:p>
          </table:table-cell>
          <table:table-cell office:value-type="string">
            <text:p>_graal_fen_note_01.php</text:p>
          </table:table-cell>
          <table:table-cell office:value-type="string">
            <text:p>baf</text:p>
          </table:table-cell>
          <table:table-cell office:value-type="string">
            <text:p>Xof ok le 5/10/2006</text:p>
          </table:table-cell>
          <table:table-cell table:number-columns-repeated="18"/>
        </table:table-row>
        <table:table-row table:style-name="_row-Fenetres en php">
          <table:table-cell table:number-columns-repeated="2"/>
          <table:table-cell office:value-type="string">
            <text:p>Fen_00080</text:p>
          </table:table-cell>
          <table:table-cell office:value-type="string">
            <text:p>Mes notes</text:p>
          </table:table-cell>
          <table:table-cell table:number-columns-repeated="23"/>
        </table:table-row>
        <table:table-row table:style-name="_row-Fenetres en php">
          <table:table-cell table:number-columns-repeated="2"/>
          <table:table-cell office:value-type="string">
            <text:p>Fen_00081</text:p>
          </table:table-cell>
          <table:table-cell office:value-type="string">
            <text:p>Leurs notes</text:p>
          </table:table-cell>
          <table:table-cell table:number-columns-repeated="23"/>
        </table:table-row>
        <table:table-row table:style-name="_row-Fenetres en php">
          <table:table-cell table:number-columns-repeated="2"/>
          <table:table-cell office:value-type="string">
            <text:p>Fen_00079</text:p>
          </table:table-cell>
          <table:table-cell office:value-type="string">
            <text:p>Nos notes</text:p>
          </table:table-cell>
          <table:table-cell table:number-columns-repeated="23"/>
        </table:table-row>
        <table:table-row table:style-name="_row-Fenetres en php">
          <table:table-cell office:value-type="string">
            <text:p>Affichage plein écran d'une note</text:p>
          </table:table-cell>
          <table:table-cell office:value-type="string">
            <text:p>_graal_note_02</text:p>
          </table:table-cell>
          <table:table-cell office:value-type="string">
            <text:p>Fen_00111</text:p>
          </table:table-cell>
          <table:table-cell table:number-columns-repeated="2"/>
          <table:table-cell office:value-type="string">
            <text:p>_graal_01.js</text:p>
            <text:p>_graal_note_02.js</text:p>
          </table:table-cell>
          <table:table-cell office:value-type="string">
            <text:p>_graal_fen_note_02.php</text:p>
          </table:table-cell>
          <table:table-cell office:value-type="string">
            <text:p>bav</text:p>
          </table:table-cell>
          <table:table-cell office:value-type="string">
            <text:p>Xof ok le 5/10/2006</text:p>
          </table:table-cell>
          <table:table-cell table:number-columns-repeated="18"/>
        </table:table-row>
        <table:table-row table:style-name="_row-Fenetres en php">
          <table:table-cell office:value-type="string">
            <text:p>Autres objets</text:p>
          </table:table-cell>
          <table:table-cell office:value-type="string">
            <text:p>_graal_objets_autres_01</text:p>
          </table:table-cell>
          <table:table-cell office:value-type="string">
            <text:p>Fen_00092</text:p>
          </table:table-cell>
          <table:table-cell/>
          <table:table-cell office:value-type="string">
            <text:p>_graal_ove_objets_01.php</text:p>
            <text:p>_graal_ove_boutons_01.php</text:p>
            <text:p>_graal_ove_keyset_01.php</text:p>
          </table:table-cell>
          <table:table-cell office:value-type="string">
            <text:p>_graal_objets_autres_01.js</text:p>
            <text:p>_graal_01.js</text:p>
          </table:table-cell>
          <table:table-cell office:value-type="string">
            <text:p>_graal_fen_objets_autres_01.php</text:p>
          </table:table-cell>
          <table:table-cell office:value-type="string">
            <text:p>bac</text:p>
          </table:table-cell>
          <table:table-cell office:value-type="string">
            <text:p>Xof ok le 5/10/2006</text:p>
          </table:table-cell>
          <table:table-cell table:number-columns-repeated="18"/>
        </table:table-row>
        <table:table-row table:style-name="_row-Fenetres en php">
          <table:table-cell office:value-type="string">
            <text:p>Fenêtre Dictionnaire des mots utiles dans l'application</text:p>
          </table:table-cell>
          <table:table-cell office:value-type="string">
            <text:p>_graal_dictionnaire_01</text:p>
          </table:table-cell>
          <table:table-cell office:value-type="string">
            <text:p>Fen_00056</text:p>
          </table:table-cell>
          <table:table-cell/>
          <table:table-cell office:value-type="string">
            <text:p>_graal_ove_objets_01.php</text:p>
            <text:p>_graal_ove_boutons_01.php</text:p>
          </table:table-cell>
          <table:table-cell office:value-type="string">
            <text:p>_graal_objets_dictionnaire_01.js</text:p>
            <text:p>_graal_01.js</text:p>
          </table:table-cell>
          <table:table-cell office:value-type="string">
            <text:p>_graal_fen_objets_dictionnaire_01.php</text:p>
          </table:table-cell>
          <table:table-cell office:value-type="string">
            <text:p>bad</text:p>
          </table:table-cell>
          <table:table-cell office:value-type="string">
            <text:p>Xof ok le 5/10/2006</text:p>
          </table:table-cell>
          <table:table-cell table:number-columns-repeated="18"/>
        </table:table-row>
        <table:table-row table:style-name="_row-Fenetres en php">
          <table:table-cell office:value-type="string">
            <text:p>Fenêtres de l'application</text:p>
          </table:table-cell>
          <table:table-cell office:value-type="string">
            <text:p>_graal_fenetre_01</text:p>
          </table:table-cell>
          <table:table-cell office:value-type="string">
            <text:p>Fen_00051</text:p>
          </table:table-cell>
          <table:table-cell/>
          <table:table-cell office:value-type="string">
            <text:p>_graal_ove_objets_01.php</text:p>
            <text:p>_graal_ove_boutons_01.php</text:p>
            <text:p>_graal_ove_keyset_01.php</text:p>
          </table:table-cell>
          <table:table-cell office:value-type="string">
            <text:p>_graal_objets_fenetres_01.js</text:p>
            <text:p>_graal_01.js</text:p>
          </table:table-cell>
          <table:table-cell office:value-type="string">
            <text:p>_graal_fen_objets_fenetres_01.php</text:p>
          </table:table-cell>
          <table:table-cell office:value-type="string">
            <text:p>aar</text:p>
          </table:table-cell>
          <table:table-cell office:value-type="string">
            <text:p>Xof ok le 5/10/2006</text:p>
          </table:table-cell>
          <table:table-cell table:number-columns-repeated="18"/>
        </table:table-row>
        <table:table-row table:style-name="_row-Fenetres en php">
          <table:table-cell office:value-type="string">
            <text:p>Traduction des objets du GRAAL</text:p>
          </table:table-cell>
          <table:table-cell office:value-type="string">
            <text:p>_graal_trad_objets_01</text:p>
          </table:table-cell>
          <table:table-cell table:number-columns-repeated="2"/>
          <table:table-cell office:value-type="string">
            <text:p>_graal_ove_objets_02.php</text:p>
            <text:p>_graal_ove_boutons_01.php</text:p>
          </table:table-cell>
          <table:table-cell office:value-type="string">
            <text:p>_graal_objets_traductions_01.js</text:p>
            <text:p>_graal_01.js</text:p>
          </table:table-cell>
          <table:table-cell office:value-type="string">
            <text:p>_graal_fen_objets_traductions_01.php</text:p>
          </table:table-cell>
          <table:table-cell office:value-type="string">
            <text:p>aaw et baw</text:p>
          </table:table-cell>
          <table:table-cell office:value-type="string">
            <text:p>Xof ok le 5/10/2006</text:p>
          </table:table-cell>
          <table:table-cell table:number-columns-repeated="18"/>
        </table:table-row>
        <table:table-row table:style-name="_row-Fenetres en php">
          <table:table-cell table:number-columns-repeated="2"/>
          <table:table-cell office:value-type="string">
            <text:p>Fen_00048</text:p>
          </table:table-cell>
          <table:table-cell office:value-type="string">
            <text:p>Traduction des descriptifs des fenêtres</text:p>
          </table:table-cell>
          <table:table-cell table:number-columns-repeated="23"/>
        </table:table-row>
        <table:table-row table:style-name="_row-Fenetres en php">
          <table:table-cell table:number-columns-repeated="2"/>
          <table:table-cell office:value-type="string">
            <text:p>Fen_00047</text:p>
          </table:table-cell>
          <table:table-cell office:value-type="string">
            <text:p>Traduction des descriptifs des traitements</text:p>
          </table:table-cell>
          <table:table-cell table:number-columns-repeated="23"/>
        </table:table-row>
        <table:table-row table:style-name="_row-Fenetres en php">
          <table:table-cell table:number-columns-repeated="2"/>
          <table:table-cell office:value-type="string">
            <text:p>Fen_00049</text:p>
          </table:table-cell>
          <table:table-cell office:value-type="string">
            <text:p>Traduction des mots du Dictionnaire</text:p>
          </table:table-cell>
          <table:table-cell table:number-columns-repeated="23"/>
        </table:table-row>
        <table:table-row table:style-name="_row-Fenetres en php">
          <table:table-cell table:number-columns-repeated="2"/>
          <table:table-cell office:value-type="string">
            <text:p>Fen_00093</text:p>
          </table:table-cell>
          <table:table-cell office:value-type="string">
            <text:p>Traduction des autres objets</text:p>
          </table:table-cell>
          <table:table-cell table:number-columns-repeated="23"/>
        </table:table-row>
        <table:table-row table:style-name="_row-Fenetres en php">
          <table:table-cell office:value-type="string">
            <text:p>Traitements de l'application</text:p>
          </table:table-cell>
          <table:table-cell office:value-type="string">
            <text:p>_graal_traitements_01</text:p>
          </table:table-cell>
          <table:table-cell office:value-type="string">
            <text:p>Fen_00050</text:p>
          </table:table-cell>
          <table:table-cell/>
          <table:table-cell office:value-type="string">
            <text:p>_graal_ove_objets_01.php</text:p>
            <text:p>_graal_ove_boutons_01.php</text:p>
          </table:table-cell>
          <table:table-cell office:value-type="string">
            <text:p>_graal_objets_traitements_01.js</text:p>
            <text:p>_graal_01.js</text:p>
          </table:table-cell>
          <table:table-cell office:value-type="string">
            <text:p>_graal_fen_objets_traitements_01.php</text:p>
          </table:table-cell>
          <table:table-cell office:value-type="string">
            <text:p>aau</text:p>
          </table:table-cell>
          <table:table-cell office:value-type="string">
            <text:p>Xof ok le 6/10/2006</text:p>
          </table:table-cell>
          <table:table-cell table:number-columns-repeated="18"/>
        </table:table-row>
        <table:table-row table:style-name="_row-Fenetres en php">
          <table:table-cell office:value-type="string">
            <text:p>Pseudo-documents (liens internet)</text:p>
          </table:table-cell>
          <table:table-cell office:value-type="string">
            <text:p>_graal_fen_pseudodocs_06</text:p>
          </table:table-cell>
          <table:table-cell table:number-columns-repeated="2"/>
          <table:table-cell office:value-type="string">
            <text:p>_graal_ove_doc_06.php</text:p>
            <text:p>_graal_ove_boutons_01.php</text:p>
          </table:table-cell>
          <table:table-cell office:value-type="string">
            <text:p>_graal_pseudodocs_01.js</text:p>
            <text:p>_graal_01.js</text:p>
          </table:table-cell>
          <table:table-cell office:value-type="string">
            <text:p>_graal_fen_pseudodocs_01.php</text:p>
          </table:table-cell>
          <table:table-cell office:value-type="string">
            <text:p>aaf et aab</text:p>
          </table:table-cell>
          <table:table-cell office:value-type="string">
            <text:p>Xof ok le 6/10/2006</text:p>
          </table:table-cell>
          <table:table-cell table:number-columns-repeated="18"/>
        </table:table-row>
        <table:table-row table:style-name="_row-Fenetres en php">
          <table:table-cell table:number-columns-repeated="2"/>
          <table:table-cell office:value-type="string">
            <text:p>Fen_00082</text:p>
          </table:table-cell>
          <table:table-cell office:value-type="string">
            <text:p>Mes pseudo-documents</text:p>
          </table:table-cell>
          <table:table-cell table:number-columns-repeated="23"/>
        </table:table-row>
        <table:table-row table:style-name="_row-Fenetres en php">
          <table:table-cell table:number-columns-repeated="2"/>
          <table:table-cell office:value-type="string">
            <text:p>Fen_00083</text:p>
          </table:table-cell>
          <table:table-cell office:value-type="string">
            <text:p>Nos pseudo-documents</text:p>
          </table:table-cell>
          <table:table-cell table:number-columns-repeated="23"/>
        </table:table-row>
        <table:table-row table:style-name="_row-Fenetres en php">
          <table:table-cell table:number-columns-repeated="2"/>
          <table:table-cell office:value-type="string">
            <text:p>Fen_00084</text:p>
          </table:table-cell>
          <table:table-cell office:value-type="string">
            <text:p>Leurs pseudo-documents</text:p>
          </table:table-cell>
          <table:table-cell table:number-columns-repeated="23"/>
        </table:table-row>
        <table:table-row table:style-name="_row-Fenetres en php">
          <table:table-cell office:value-type="string">
            <text:p>Recherche des courriels</text:p>
          </table:table-cell>
          <table:table-cell office:value-type="string">
            <text:p>_graal_fen_rech_courriel_01</text:p>
          </table:table-cell>
          <table:table-cell table:number-columns-repeated="2"/>
          <table:table-cell office:value-type="string">
            <text:p>_graal_ove_rech_courriel_01.php</text:p>
          </table:table-cell>
          <table:table-cell office:value-type="string">
            <text:p>_graal_01.js</text:p>
            <text:p>_graal_rech_courriel_01.js</text:p>
          </table:table-cell>
          <table:table-cell office:value-type="string">
            <text:p>_graal_fen_rech_courriel_01.php</text:p>
          </table:table-cell>
          <table:table-cell office:value-type="string">
            <text:p>aao</text:p>
          </table:table-cell>
          <table:table-cell office:value-type="string">
            <text:p>Xof ok le 6/10/2006</text:p>
          </table:table-cell>
          <table:table-cell table:number-columns-repeated="18"/>
        </table:table-row>
        <table:table-row table:style-name="_row-Fenetres en php">
          <table:table-cell table:number-columns-repeated="2"/>
          <table:table-cell office:value-type="string">
            <text:p>Fen_00069</text:p>
          </table:table-cell>
          <table:table-cell office:value-type="string">
            <text:p>Recherche de tous les courriels</text:p>
          </table:table-cell>
          <table:table-cell table:number-columns-repeated="23"/>
        </table:table-row>
        <table:table-row table:style-name="_row-Fenetres en php">
          <table:table-cell table:number-columns-repeated="2"/>
          <table:table-cell office:value-type="string">
            <text:p>Fen_00112</text:p>
          </table:table-cell>
          <table:table-cell office:value-type="string">
            <text:p>Courriels de l'entreprise</text:p>
          </table:table-cell>
          <table:table-cell table:number-columns-repeated="23"/>
        </table:table-row>
        <table:table-row table:style-name="_row-Fenetres en php">
          <table:table-cell table:number-columns-repeated="2"/>
          <table:table-cell office:value-type="string">
            <text:p>Fen_00115</text:p>
          </table:table-cell>
          <table:table-cell office:value-type="string">
            <text:p>Courriels des clients</text:p>
          </table:table-cell>
          <table:table-cell table:number-columns-repeated="23"/>
        </table:table-row>
        <table:table-row table:style-name="_row-Fenetres en php">
          <table:table-cell table:number-columns-repeated="2"/>
          <table:table-cell office:value-type="string">
            <text:p>Fen_00116</text:p>
          </table:table-cell>
          <table:table-cell office:value-type="string">
            <text:p>Courriels des fournisseurs</text:p>
          </table:table-cell>
          <table:table-cell table:number-columns-repeated="23"/>
        </table:table-row>
        <table:table-row table:style-name="_row-Fenetres en php">
          <table:table-cell table:number-columns-repeated="2"/>
          <table:table-cell office:value-type="string">
            <text:p>Fen_00113</text:p>
          </table:table-cell>
          <table:table-cell office:value-type="string">
            <text:p>Courriels des prospects clients</text:p>
          </table:table-cell>
          <table:table-cell table:number-columns-repeated="23"/>
        </table:table-row>
        <table:table-row table:style-name="_row-Fenetres en php">
          <table:table-cell table:number-columns-repeated="2"/>
          <table:table-cell office:value-type="string">
            <text:p>Fen_00114</text:p>
          </table:table-cell>
          <table:table-cell office:value-type="string">
            <text:p>Courriels des prospects fournisseur</text:p>
          </table:table-cell>
          <table:table-cell table:number-columns-repeated="23"/>
        </table:table-row>
        <table:table-row table:style-name="_row-Fenetres en php">
          <table:table-cell table:number-columns-repeated="2"/>
          <table:table-cell office:value-type="string">
            <text:p>Fen_00117</text:p>
          </table:table-cell>
          <table:table-cell office:value-type="string">
            <text:p>Courriels des autres tiers</text:p>
          </table:table-cell>
          <table:table-cell table:number-columns-repeated="23"/>
        </table:table-row>
        <table:table-row table:style-name="_row-Fenetres en php">
          <table:table-cell table:number-columns-repeated="2"/>
          <table:table-cell office:value-type="string">
            <text:p>Fen_00118</text:p>
          </table:table-cell>
          <table:table-cell office:value-type="string">
            <text:p>Courriels des tiers indéterminés</text:p>
          </table:table-cell>
          <table:table-cell table:number-columns-repeated="23"/>
        </table:table-row>
        <table:table-row table:style-name="_row-Fenetres en php">
          <table:table-cell office:value-type="string">
            <text:p>Localisation des acteurs</text:p>
          </table:table-cell>
          <table:table-cell office:value-type="string">
            <text:p>_graal_fen_rech_geo_01</text:p>
          </table:table-cell>
          <table:table-cell table:number-columns-repeated="2"/>
          <table:table-cell office:value-type="string">
            <text:p>_graal_ove_acteurs_02.php</text:p>
            <text:p>_graal_ove_acteurs_adresses_01.php</text:p>
          </table:table-cell>
          <table:table-cell office:value-type="string">
            <text:p>_graal_constant.js</text:p>
            <text:p>_graal_01.js</text:p>
            <text:p>_graal_02.js</text:p>
            <text:p>_graal_rech_geo_01.js</text:p>
          </table:table-cell>
          <table:table-cell office:value-type="string">
            <text:p>_graal_fen_rech_geo_01.php</text:p>
          </table:table-cell>
          <table:table-cell office:value-type="string">
            <text:p>bbc et baq</text:p>
          </table:table-cell>
          <table:table-cell office:value-type="string">
            <text:p>Xof ok le 9/10/2006</text:p>
          </table:table-cell>
          <table:table-cell table:number-columns-repeated="18"/>
        </table:table-row>
        <table:table-row table:style-name="_row-Fenetres en php">
          <table:table-cell table:number-columns-repeated="2"/>
          <table:table-cell office:value-type="string">
            <text:p>Fen_00070</text:p>
          </table:table-cell>
          <table:table-cell office:value-type="string">
            <text:p>Les coordonnées géophysiques de tous les acteurs</text:p>
          </table:table-cell>
          <table:table-cell table:number-columns-repeated="23"/>
        </table:table-row>
        <table:table-row table:style-name="_row-Fenetres en php">
          <table:table-cell table:number-columns-repeated="2"/>
          <table:table-cell office:value-type="string">
            <text:p>Fen_00119</text:p>
          </table:table-cell>
          <table:table-cell office:value-type="string">
            <text:p>Les coordonnées géophysiques des membres de l'entreprise</text:p>
          </table:table-cell>
          <table:table-cell table:number-columns-repeated="23"/>
        </table:table-row>
        <table:table-row table:style-name="_row-Fenetres en php">
          <table:table-cell table:number-columns-repeated="2"/>
          <table:table-cell office:value-type="string">
            <text:p>Fen_00122</text:p>
          </table:table-cell>
          <table:table-cell office:value-type="string">
            <text:p>Les coordonnées géophysiques des clients</text:p>
          </table:table-cell>
          <table:table-cell table:number-columns-repeated="23"/>
        </table:table-row>
        <table:table-row table:style-name="_row-Fenetres en php">
          <table:table-cell table:number-columns-repeated="2"/>
          <table:table-cell office:value-type="string">
            <text:p>Fen_00123</text:p>
          </table:table-cell>
          <table:table-cell office:value-type="string">
            <text:p>Les coordonnées géophysiques des fournisseurs</text:p>
          </table:table-cell>
          <table:table-cell table:number-columns-repeated="23"/>
        </table:table-row>
        <table:table-row table:style-name="_row-Fenetres en php">
          <table:table-cell table:number-columns-repeated="2"/>
          <table:table-cell office:value-type="string">
            <text:p>Fen_00120</text:p>
          </table:table-cell>
          <table:table-cell office:value-type="string">
            <text:p>Les coordonnées géophysiques des prospects clients</text:p>
          </table:table-cell>
          <table:table-cell table:number-columns-repeated="23"/>
        </table:table-row>
        <table:table-row table:style-name="_row-Fenetres en php">
          <table:table-cell table:number-columns-repeated="2"/>
          <table:table-cell office:value-type="string">
            <text:p>Fen_00121</text:p>
          </table:table-cell>
          <table:table-cell office:value-type="string">
            <text:p>Les coordonnées géophysiques des prospects fournisseurs</text:p>
          </table:table-cell>
          <table:table-cell table:number-columns-repeated="23"/>
        </table:table-row>
        <table:table-row table:style-name="_row-Fenetres en php">
          <table:table-cell table:number-columns-repeated="2"/>
          <table:table-cell office:value-type="string">
            <text:p>Fen_00124</text:p>
          </table:table-cell>
          <table:table-cell office:value-type="string">
            <text:p>Les coordonnées géophysiques des autres acteurs</text:p>
          </table:table-cell>
          <table:table-cell table:number-columns-repeated="23"/>
        </table:table-row>
        <table:table-row table:style-name="_row-Fenetres en php">
          <table:table-cell table:number-columns-repeated="2"/>
          <table:table-cell office:value-type="string">
            <text:p>Fen_00125</text:p>
          </table:table-cell>
          <table:table-cell office:value-type="string">
            <text:p>Les coordonnées géophysiques des acteurs indéterminés</text:p>
          </table:table-cell>
          <table:table-cell table:number-columns-repeated="23"/>
        </table:table-row>
        <table:table-row table:style-name="_row-Fenetres en php">
          <table:table-cell office:value-type="string">
            <text:p>Recherche dans le contenu des notes</text:p>
          </table:table-cell>
          <table:table-cell office:value-type="string">
            <text:p>_graal_rech_notes_01</text:p>
          </table:table-cell>
          <table:table-cell office:value-type="string">
            <text:p>Fen_00068</text:p>
          </table:table-cell>
          <table:table-cell table:number-columns-repeated="2"/>
          <table:table-cell office:value-type="string">
            <text:p>_graal_rech_notes_01.js</text:p>
          </table:table-cell>
          <table:table-cell office:value-type="string">
            <text:p>_graal_fen_rech_notes_01.php</text:p>
          </table:table-cell>
          <table:table-cell office:value-type="string">
            <text:p>bbd</text:p>
          </table:table-cell>
          <table:table-cell office:value-type="string">
            <text:p>Xof ok le 9/10/2006</text:p>
          </table:table-cell>
          <table:table-cell table:number-columns-repeated="18"/>
        </table:table-row>
        <table:table-row table:style-name="_row-Fenetres en php">
          <table:table-cell office:value-type="string">
            <text:p>Recherche des coordonnées téléphoniques</text:p>
          </table:table-cell>
          <table:table-cell office:value-type="string">
            <text:p>_graal_fen_rech_tel_01</text:p>
          </table:table-cell>
          <table:table-cell table:number-columns-repeated="3"/>
          <table:table-cell office:value-type="string">
            <text:p>_graal_01.js</text:p>
            <text:p>_graal_rech_tel_01.js</text:p>
          </table:table-cell>
          <table:table-cell office:value-type="string">
            <text:p>_graal_fen_rech_tel_01.php</text:p>
          </table:table-cell>
          <table:table-cell office:value-type="string">
            <text:p>bbe</text:p>
          </table:table-cell>
          <table:table-cell office:value-type="string">
            <text:p>Xof ok le 9/10/2006</text:p>
          </table:table-cell>
          <table:table-cell table:number-columns-repeated="18"/>
        </table:table-row>
        <table:table-row table:style-name="_row-Fenetres en php">
          <table:table-cell table:number-columns-repeated="2"/>
          <table:table-cell office:value-type="string">
            <text:p>Fen_00071</text:p>
          </table:table-cell>
          <table:table-cell office:value-type="string">
            <text:p>Recherche de tous les téléphones</text:p>
          </table:table-cell>
          <table:table-cell table:number-columns-repeated="23"/>
        </table:table-row>
        <table:table-row table:style-name="_row-Fenetres en php">
          <table:table-cell table:number-columns-repeated="2"/>
          <table:table-cell office:value-type="string">
            <text:p>Fen_00126</text:p>
          </table:table-cell>
          <table:table-cell office:value-type="string">
            <text:p>Téléphones de l'entreprise</text:p>
          </table:table-cell>
          <table:table-cell table:number-columns-repeated="23"/>
        </table:table-row>
        <table:table-row table:style-name="_row-Fenetres en php">
          <table:table-cell table:number-columns-repeated="2"/>
          <table:table-cell office:value-type="string">
            <text:p>Fen_00129</text:p>
          </table:table-cell>
          <table:table-cell office:value-type="string">
            <text:p>Téléphones des clients</text:p>
          </table:table-cell>
          <table:table-cell table:number-columns-repeated="23"/>
        </table:table-row>
        <table:table-row table:style-name="_row-Fenetres en php">
          <table:table-cell table:number-columns-repeated="2"/>
          <table:table-cell office:value-type="string">
            <text:p>Fen_00130</text:p>
          </table:table-cell>
          <table:table-cell office:value-type="string">
            <text:p>Téléphones des fournisseurs</text:p>
          </table:table-cell>
          <table:table-cell table:number-columns-repeated="23"/>
        </table:table-row>
        <table:table-row table:style-name="_row-Fenetres en php">
          <table:table-cell table:number-columns-repeated="2"/>
          <table:table-cell office:value-type="string">
            <text:p>Fen_00127</text:p>
          </table:table-cell>
          <table:table-cell office:value-type="string">
            <text:p>Téléphones des prospects clients</text:p>
          </table:table-cell>
          <table:table-cell table:number-columns-repeated="23"/>
        </table:table-row>
        <table:table-row table:style-name="_row-Fenetres en php">
          <table:table-cell table:number-columns-repeated="2"/>
          <table:table-cell office:value-type="string">
            <text:p>Fen_00128</text:p>
          </table:table-cell>
          <table:table-cell office:value-type="string">
            <text:p>Teléphones des prospects fournisseur</text:p>
          </table:table-cell>
          <table:table-cell table:number-columns-repeated="23"/>
        </table:table-row>
        <table:table-row table:style-name="_row-Fenetres en php">
          <table:table-cell table:number-columns-repeated="2"/>
          <table:table-cell office:value-type="string">
            <text:p>Fen_00131</text:p>
          </table:table-cell>
          <table:table-cell office:value-type="string">
            <text:p>Téléphone des autres tiers</text:p>
          </table:table-cell>
          <table:table-cell table:number-columns-repeated="23"/>
        </table:table-row>
        <table:table-row table:style-name="_row-Fenetres en php">
          <table:table-cell table:number-columns-repeated="2"/>
          <table:table-cell office:value-type="string">
            <text:p>Fen_00132</text:p>
          </table:table-cell>
          <table:table-cell office:value-type="string">
            <text:p>Téléphones des tiers indéterminés</text:p>
          </table:table-cell>
          <table:table-cell table:number-columns-repeated="23"/>
        </table:table-row>
        <table:table-row table:style-name="_row-Fenetres en php">
          <table:table-cell office:value-type="string">
            <text:p>Requetes personnelles</text:p>
          </table:table-cell>
          <table:table-cell office:value-type="string">
            <text:p>_graal_req_perso_01</text:p>
          </table:table-cell>
          <table:table-cell table:number-columns-repeated="2"/>
          <table:table-cell office:value-type="string">
            <text:p>_graal_ove_req_perso_01.php</text:p>
            <text:p>_graal_ove_req_perso_02.php</text:p>
            <text:p>_graal_ove_boutons_01.php</text:p>
            <text:p>_graal_ove_keyset_01.php</text:p>
          </table:table-cell>
          <table:table-cell office:value-type="string">
            <text:p>_graal_req_perso_01.js</text:p>
            <text:p>_graal_01.js</text:p>
          </table:table-cell>
          <table:table-cell office:value-type="string">
            <text:p>_graal_fen_requetes_perso_01.php</text:p>
          </table:table-cell>
          <table:table-cell office:value-type="string">
            <text:p>aak+bam</text:p>
          </table:table-cell>
          <table:table-cell office:value-type="string">
            <text:p>ok xof le 4/10/2006</text:p>
          </table:table-cell>
          <table:table-cell table:number-columns-repeated="18"/>
        </table:table-row>
        <table:table-row table:style-name="_row-Fenetres en php">
          <table:table-cell table:number-columns-repeated="2"/>
          <table:table-cell office:value-type="string">
            <text:p>Fen_00100</text:p>
          </table:table-cell>
          <table:table-cell office:value-type="string">
            <text:p>Mes requêtes personnelles</text:p>
          </table:table-cell>
          <table:table-cell table:number-columns-repeated="23"/>
        </table:table-row>
        <table:table-row table:style-name="_row-Fenetres en php">
          <table:table-cell table:number-columns-repeated="2"/>
          <table:table-cell office:value-type="string">
            <text:p>Fen_00101</text:p>
          </table:table-cell>
          <table:table-cell office:value-type="string">
            <text:p>Nos requetes personnelles</text:p>
          </table:table-cell>
          <table:table-cell table:number-columns-repeated="23"/>
        </table:table-row>
        <table:table-row table:style-name="_row-Fenetres en php">
          <table:table-cell table:number-columns-repeated="2"/>
          <table:table-cell office:value-type="string">
            <text:p>Fen_00102</text:p>
          </table:table-cell>
          <table:table-cell office:value-type="string">
            <text:p>Leurs requêtes personnelles</text:p>
          </table:table-cell>
          <table:table-cell table:number-columns-repeated="23"/>
        </table:table-row>
        <table:table-row table:style-name="_row-Fenetres en php">
          <table:table-cell office:value-type="string">
            <text:p>Flux rss générés</text:p>
          </table:table-cell>
          <table:table-cell office:value-type="string">
            <text:p>_graal_fen_rss_01</text:p>
          </table:table-cell>
          <table:table-cell office:value-type="string">
            <text:p>Fen_00096</text:p>
          </table:table-cell>
          <table:table-cell office:value-type="string">
            <text:p>Nos flux RSS</text:p>
          </table:table-cell>
          <table:table-cell office:value-type="string">
            <text:p>_graal_ove_doc_06.php</text:p>
            <text:p>_graal_ove_boutons_01.php</text:p>
          </table:table-cell>
          <table:table-cell office:value-type="string">
            <text:p>_graal_rss_01.js</text:p>
            <text:p>_graal_rech_tel_01.js</text:p>
          </table:table-cell>
          <table:table-cell office:value-type="string">
            <text:p>_graal_fen_rss_01.php</text:p>
          </table:table-cell>
          <table:table-cell office:value-type="string">
            <text:p>bae</text:p>
          </table:table-cell>
          <table:table-cell office:value-type="string">
            <text:p>ok xof le 4/10/2006</text:p>
          </table:table-cell>
          <table:table-cell table:number-columns-repeated="18"/>
        </table:table-row>
        <table:table-row table:style-name="_row-Fenetres en php">
          <table:table-cell office:value-type="string">
            <text:p>Critères statistiques</text:p>
          </table:table-cell>
          <table:table-cell office:value-type="string">
            <text:p>_graal_fen_stat_insee</text:p>
          </table:table-cell>
          <table:table-cell table:number-columns-repeated="3"/>
          <table:table-cell office:value-type="string">
            <text:p>_graal_01.js</text:p>
            <text:p>_graal_stats_fr_01.js</text:p>
          </table:table-cell>
          <table:table-cell office:value-type="string">
            <text:p>_graal_fen_stats_fr_01.php</text:p>
          </table:table-cell>
          <table:table-cell office:value-type="string">
            <text:p>aac</text:p>
          </table:table-cell>
          <table:table-cell office:value-type="string">
            <text:p>ok xof le 9/10/2006</text:p>
          </table:table-cell>
          <table:table-cell table:number-columns-repeated="18"/>
        </table:table-row>
        <table:table-row table:style-name="_row-Fenetres en php">
          <table:table-cell table:number-columns-repeated="2"/>
          <table:table-cell office:value-type="string">
            <text:p>Fen_00075</text:p>
          </table:table-cell>
          <table:table-cell office:value-type="string">
            <text:p>Professions et Catégories Socio-professionnelles</text:p>
          </table:table-cell>
          <table:table-cell table:number-columns-repeated="23"/>
        </table:table-row>
        <table:table-row table:style-name="_row-Fenetres en php">
          <table:table-cell table:number-columns-repeated="2"/>
          <table:table-cell office:value-type="string">
            <text:p>Fen_00077</text:p>
          </table:table-cell>
          <table:table-cell office:value-type="string">
            <text:p>Nomenclature d'activités Françaises</text:p>
          </table:table-cell>
          <table:table-cell table:number-columns-repeated="23"/>
        </table:table-row>
        <table:table-row table:style-name="_row-Fenetres en php">
          <table:table-cell table:number-columns-repeated="2"/>
          <table:table-cell office:value-type="string">
            <text:p>Fen_00078</text:p>
          </table:table-cell>
          <table:table-cell office:value-type="string">
            <text:p>Classification des Produits Français</text:p>
          </table:table-cell>
          <table:table-cell table:number-columns-repeated="23"/>
        </table:table-row>
        <table:table-row table:style-name="_row-Fenetres en php">
          <table:table-cell table:number-columns-repeated="2"/>
          <table:table-cell office:value-type="string">
            <text:p>Fen_00074</text:p>
          </table:table-cell>
          <table:table-cell office:value-type="string">
            <text:p>Catégories Juridiques</text:p>
          </table:table-cell>
          <table:table-cell table:number-columns-repeated="23"/>
        </table:table-row>
        <table:table-row table:style-name="_row-Fenetres en php">
          <table:table-cell table:number-columns-repeated="2"/>
          <table:table-cell office:value-type="string">
            <text:p>Fen_00076</text:p>
          </table:table-cell>
          <table:table-cell office:value-type="string">
            <text:p>Nomenclatures Econimiques de Synthèse</text:p>
          </table:table-cell>
          <table:table-cell table:number-columns-repeated="23"/>
        </table:table-row>
        <table:table-row table:style-name="_row-Fenetres en php">
          <table:table-cell office:value-type="string">
            <text:p>Utilisateurs</text:p>
          </table:table-cell>
          <table:table-cell office:value-type="string">
            <text:p>_graal_utilisateurs_01</text:p>
          </table:table-cell>
          <table:table-cell office:value-type="string">
            <text:p>Fen_00046</text:p>
          </table:table-cell>
          <table:table-cell/>
          <table:table-cell office:value-type="string">
            <text:p>_graal_ove_utilisateurs_01.php</text:p>
            <text:p>_graal_ove_utilisateurs_02.php</text:p>
            <text:p>_graal_ove_boutons_01.php</text:p>
          </table:table-cell>
          <table:table-cell office:value-type="string">
            <text:p>_graal_01.js</text:p>
            <text:p>_graal_02.js</text:p>
            <text:p>_graal_utilisateurs_01.js</text:p>
          </table:table-cell>
          <table:table-cell office:value-type="string">
            <text:p>_graal_fen_utilisateurs_01.php</text:p>
          </table:table-cell>
          <table:table-cell office:value-type="string">
            <text:p>aaj</text:p>
          </table:table-cell>
          <table:table-cell office:value-type="string">
            <text:p>ok xof le 9/10/2006</text:p>
          </table:table-cell>
          <table:table-cell table:number-columns-repeated="18"/>
        </table:table-row>
        <table:table-row table:style-name="_row-Fenetres en php">
          <table:table-cell table:number-columns-repeated="27"/>
        </table:table-row>
        <table:table-row table:style-name="_row-Fenetres en php">
          <table:table-cell table:number-columns-repeated="27"/>
        </table:table-row>
        <table:table-row table:style-name="_row-Fenetres en php">
          <table:table-cell table:number-columns-repeated="27"/>
        </table:table-row>
        <table:table-row table:style-name="_row-Fenetres en php">
          <table:table-cell table:number-columns-repeated="27"/>
        </table:table-row>
        <table:table-row table:style-name="_row-Fenetres en php">
          <table:table-cell table:number-columns-repeated="27"/>
        </table:table-row>
        <table:table-row table:style-name="_row-Fenetres en php">
          <table:table-cell table:number-columns-repeated="27"/>
        </table:table-row>
        <table:table-row table:style-name="_row-Fenetres en php">
          <table:table-cell table:number-columns-repeated="27"/>
        </table:table-row>
        <table:table-row table:style-name="_row-Fenetres en php">
          <table:table-cell table:number-columns-repeated="27"/>
        </table:table-row>
        <table:table-row table:style-name="_row-Fenetres en php">
          <table:table-cell table:number-columns-repeated="27"/>
        </table:table-row>
        <table:table-row table:style-name="_row-Fenetres en php">
          <table:table-cell table:number-columns-repeated="27"/>
        </table:table-row>
        <table:table-row table:style-name="_row-Fenetres en php">
          <table:table-cell table:number-columns-repeated="27"/>
        </table:table-row>
        <table:table-row table:style-name="_row-Fenetres en php">
          <table:table-cell table:number-columns-repeated="27"/>
        </table:table-row>
        <table:table-row table:style-name="_row-Fenetres en php">
          <table:table-cell table:number-columns-repeated="27"/>
        </table:table-row>
        <table:table-row table:style-name="_row-Fenetres en php">
          <table:table-cell table:number-columns-repeated="27"/>
        </table:table-row>
        <table:table-row table:style-name="_row-Fenetres en php">
          <table:table-cell table:number-columns-repeated="27"/>
        </table:table-row>
        <table:table-row table:style-name="_row-Fenetres en php">
          <table:table-cell table:number-columns-repeated="27"/>
        </table:table-row>
        <table:table-row table:style-name="_row-Fenetres en php">
          <table:table-cell table:number-columns-repeated="27"/>
        </table:table-row>
        <table:table-row table:style-name="_row-Fenetres en php">
          <table:table-cell table:number-columns-repeated="27"/>
        </table:table-row>
        <table:table-row table:style-name="_row-Fenetres en php">
          <table:table-cell table:number-columns-repeated="27"/>
        </table:table-row>
        <table:table-row table:style-name="_row-Fenetres en php">
          <table:table-cell table:number-columns-repeated="27"/>
        </table:table-row>
        <table:table-row table:style-name="_row-Fenetres en php">
          <table:table-cell table:number-columns-repeated="27"/>
        </table:table-row>
        <table:table-row table:style-name="_row-Fenetres en php">
          <table:table-cell table:number-columns-repeated="27"/>
        </table:table-row>
        <table:table-row table:style-name="_row-Fenetres en php">
          <table:table-cell table:number-columns-repeated="27"/>
        </table:table-row>
        <table:table-row table:style-name="_row-Fenetres en php">
          <table:table-cell table:number-columns-repeated="27"/>
        </table:table-row>
        <table:table-row table:style-name="_row-Fenetres en php">
          <table:table-cell table:number-columns-repeated="27"/>
        </table:table-row>
        <table:table-row table:style-name="_row-Fenetres en php">
          <table:table-cell table:number-columns-repeated="27"/>
        </table:table-row>
        <table:table-row table:style-name="_row-Fenetres en php">
          <table:table-cell table:number-columns-repeated="27"/>
        </table:table-row>
        <table:table-row table:style-name="_row-Fenetres en php">
          <table:table-cell table:number-columns-repeated="27"/>
        </table:table-row>
        <table:table-row table:style-name="_row-Fenetres en php">
          <table:table-cell table:number-columns-repeated="27"/>
        </table:table-row>
        <table:table-row table:style-name="_row-Fenetres en php">
          <table:table-cell table:number-columns-repeated="27"/>
        </table:table-row>
        <table:table-row table:style-name="_row-Fenetres en php">
          <table:table-cell table:number-columns-repeated="27"/>
        </table:table-row>
        <table:table-row table:style-name="_row-Fenetres en php">
          <table:table-cell table:number-columns-repeated="27"/>
        </table:table-row>
        <table:table-row table:style-name="_row-Fenetres en php">
          <table:table-cell table:number-columns-repeated="27"/>
        </table:table-row>
        <table:table-row table:style-name="_row-Fenetres en php">
          <table:table-cell table:number-columns-repeated="27"/>
        </table:table-row>
        <table:table-row table:style-name="_row-Fenetres en php">
          <table:table-cell table:number-columns-repeated="27"/>
        </table:table-row>
        <table:table-row table:style-name="_row-Fenetres en php">
          <table:table-cell table:number-columns-repeated="27"/>
        </table:table-row>
        <table:table-row table:style-name="_row-Fenetres en php">
          <table:table-cell table:number-columns-repeated="27"/>
        </table:table-row>
        <table:table-row table:style-name="_row-Fenetres en php">
          <table:table-cell table:number-columns-repeated="27"/>
        </table:table-row>
        <table:table-row table:style-name="_row-Fenetres en php">
          <table:table-cell table:number-columns-repeated="27"/>
        </table:table-row>
        <table:table-row table:style-name="_row-Fenetres en php">
          <table:table-cell table:number-columns-repeated="27"/>
        </table:table-row>
        <table:table-row table:style-name="_row-Fenetres en php">
          <table:table-cell table:number-columns-repeated="27"/>
        </table:table-row>
        <table:table-row table:style-name="_row-Fenetres en php">
          <table:table-cell table:number-columns-repeated="27"/>
        </table:table-row>
        <table:table-row table:style-name="_row-Fenetres en php">
          <table:table-cell table:number-columns-repeated="27"/>
        </table:table-row>
        <table:table-row table:style-name="_row-Fenetres en php">
          <table:table-cell table:number-columns-repeated="27"/>
        </table:table-row>
        <table:table-row table:style-name="_row-Fenetres en php">
          <table:table-cell table:number-columns-repeated="27"/>
        </table:table-row>
        <table:table-row table:style-name="_row-Fenetres en php">
          <table:table-cell table:number-columns-repeated="27"/>
        </table:table-row>
        <table:table-row table:style-name="_row-Fenetres en php">
          <table:table-cell table:number-columns-repeated="27"/>
        </table:table-row>
        <table:table-row table:style-name="_row-Fenetres en php">
          <table:table-cell table:number-columns-repeated="27"/>
        </table:table-row>
        <table:table-row table:style-name="_row-Fenetres en php">
          <table:table-cell table:number-columns-repeated="27"/>
        </table:table-row>
        <table:table-row table:style-name="_row-Fenetres en php">
          <table:table-cell table:number-columns-repeated="27"/>
        </table:table-row>
        <table:table-row table:style-name="_row-Fenetres en php">
          <table:table-cell table:number-columns-repeated="27"/>
        </table:table-row>
        <table:table-row table:style-name="_row-Fenetres en php">
          <table:table-cell table:number-columns-repeated="27"/>
        </table:table-row>
        <table:table-row table:style-name="_row-Fenetres en php">
          <table:table-cell table:number-columns-repeated="27"/>
        </table:table-row>
        <table:table-row table:style-name="_row-Fenetres en php">
          <table:table-cell table:number-columns-repeated="27"/>
        </table:table-row>
      </table:table>
      <table:table table:name="Javascripts">
        <table:table-column table:style-name="1col-Javascripts" table:default-cell-style-name="Default"/>
        <table:table-column table:style-name="2col-Javascripts" table:default-cell-style-name="Default"/>
        <table:table-column table:style-name="3col-Javascripts" table:default-cell-style-name="Default"/>
        <table:table-column table:style-name="4col-Javascripts" table:default-cell-style-name="Default"/>
        <table:table-column table:style-name="5col-Javascripts" table:default-cell-style-name="Default"/>
        <table:table-column table:style-name="6col-Javascripts" table:default-cell-style-name="Default"/>
        <table:table-column table:style-name="7col-Javascripts" table:default-cell-style-name="Default"/>
        <table:table-column table:style-name="8col-Javascripts" table:default-cell-style-name="Default"/>
        <table:table-column table:style-name="7col-Javascripts" table:number-columns-repeated="11" table:default-cell-style-name="Default"/>
        <table:table-row table:style-name="_row-Javascripts">
          <table:table-cell table:style-name="1,1cel-Fenetres en php" office:value-type="string">
            <text:p>Désignation</text:p>
          </table:table-cell>
          <table:table-cell table:style-name="1,1cel-Fenetres en php" office:value-type="string">
            <text:p>Win_id</text:p>
          </table:table-cell>
          <table:table-cell table:style-name="1,1cel-Fenetres en php" office:value-type="string">
            <text:p>Fenêtre appelante</text:p>
          </table:table-cell>
          <table:table-cell table:style-name="1,1cel-Fenetres en php" office:value-type="string">
            <text:p>Commentaire</text:p>
          </table:table-cell>
          <table:table-cell table:style-name="1,1cel-Fenetres en php" office:value-type="string">
            <text:p>Scripts appelés</text:p>
          </table:table-cell>
          <table:table-cell table:style-name="1,7cel-Fenetres en php" office:value-type="string">
            <text:p>Fichier</text:p>
          </table:table-cell>
          <table:table-cell table:style-name="1,1cel-Fenetres en php" table:number-columns-spanned="11" office:value-type="string">
            <text:p>Actions</text:p>
          </table:table-cell>
          <table:covered-table-cell table:number-columns-repeated="10"/>
          <table:table-cell table:number-columns-repeated="2"/>
        </table:table-row>
        <table:table-row table:style-name="_row-Javascripts">
          <table:table-cell table:number-columns-repeated="4"/>
          <table:table-cell table:style-name="1,1cel-Fenetres en php"/>
          <table:table-cell/>
          <table:table-cell table:style-name="1,1cel-Fenetres en php"/>
          <table:table-cell office:value-type="string">
            <text:p>Transformation des variables contenant les noms de scripts php en constantes</text:p>
          </table:table-cell>
          <table:table-cell table:number-columns-repeated="4"/>
          <table:table-cell table:style-name="2,13cel-Javascripts" table:number-columns-repeated="7"/>
        </table:table-row>
        <table:table-row table:style-name="_row-Javascripts">
          <table:table-cell table:number-columns-repeated="5"/>
          <table:table-cell office:value-type="string">
            <text:p>_admin_bd_fen_select_lambda.js</text:p>
          </table:table-cell>
          <table:table-cell table:number-columns-repeated="6"/>
          <table:table-cell table:style-name="2,13cel-Javascripts" table:number-columns-repeated="7"/>
        </table:table-row>
        <table:table-row table:style-name="_row-Javascripts">
          <table:table-cell table:number-columns-repeated="5"/>
          <table:table-cell office:value-type="string">
            <text:p>_admin_bd_sqlmanager.js</text:p>
          </table:table-cell>
          <table:table-cell table:number-columns-repeated="6"/>
          <table:table-cell table:style-name="2,13cel-Javascripts" table:number-columns-repeated="7"/>
        </table:table-row>
        <table:table-row table:style-name="_row-Javascripts">
          <table:table-cell table:number-columns-repeated="5"/>
          <table:table-cell office:value-type="string">
            <text:p>_graal_01.js</text:p>
          </table:table-cell>
          <table:table-cell table:number-columns-repeated="6"/>
          <table:table-cell table:style-name="2,13cel-Javascripts" table:number-columns-repeated="7"/>
        </table:table-row>
        <table:table-row table:style-name="_row-Javascripts">
          <table:table-cell table:number-columns-repeated="5"/>
          <table:table-cell office:value-type="string">
            <text:p>_graal_02.js</text:p>
          </table:table-cell>
          <table:table-cell table:number-columns-repeated="6"/>
          <table:table-cell table:style-name="2,13cel-Javascripts" table:number-columns-repeated="7"/>
        </table:table-row>
        <table:table-row table:style-name="_row-Javascripts">
          <table:table-cell office:value-type="string">
            <text:p>Gestion des acteurs</text:p>
          </table:table-cell>
          <table:table-cell office:value-type="string">
            <text:p>_graal_acteurs_01</text:p>
          </table:table-cell>
          <table:table-cell office:value-type="string">
            <text:p>_graal_fen_acteurs_01.php</text:p>
          </table:table-cell>
          <table:table-cell table:number-columns-repeated="2"/>
          <table:table-cell office:value-type="string">
            <text:p>_graal_acteurs_01.js</text:p>
          </table:table-cell>
          <table:table-cell/>
          <table:table-cell office:value-type="string">
            <text:p>Ok xof le 9/10/2006</text:p>
          </table:table-cell>
          <table:table-cell table:number-columns-repeated="4"/>
          <table:table-cell table:style-name="2,13cel-Javascripts" table:number-columns-repeated="7"/>
        </table:table-row>
        <table:table-row table:style-name="_row-Javascripts">
          <table:table-cell table:number-columns-repeated="3"/>
          <table:table-cell office:value-type="string">
            <text:p>Alimentation table des acteurs</text:p>
          </table:table-cell>
          <table:table-cell office:value-type="string">
            <text:p>_graal_rdf_acteurs_01.php</text:p>
          </table:table-cell>
          <table:table-cell table:number-columns-repeated="7"/>
          <table:table-cell table:style-name="2,13cel-Javascripts" table:number-columns-repeated="7"/>
        </table:table-row>
        <table:table-row table:style-name="_row-Javascripts">
          <table:table-cell table:number-columns-repeated="3"/>
          <table:table-cell office:value-type="string">
            <text:p>Alimentation table des adresses d'un acteur</text:p>
          </table:table-cell>
          <table:table-cell office:value-type="string">
            <text:p>_graal_rdf_acteurs_03.php</text:p>
          </table:table-cell>
          <table:table-cell table:number-columns-repeated="7"/>
          <table:table-cell table:style-name="2,13cel-Javascripts" table:number-columns-repeated="7"/>
        </table:table-row>
        <table:table-row table:style-name="_row-Javascripts">
          <table:table-cell table:number-columns-repeated="3"/>
          <table:table-cell office:value-type="string">
            <text:p>Alimentation table des critères d'un acteur</text:p>
          </table:table-cell>
          <table:table-cell office:value-type="string">
            <text:p>_graal_rdf_acteurs_02.php</text:p>
          </table:table-cell>
          <table:table-cell table:number-columns-repeated="7"/>
          <table:table-cell table:style-name="2,13cel-Javascripts" table:number-columns-repeated="7"/>
        </table:table-row>
        <table:table-row table:style-name="_row-Javascripts">
          <table:table-cell table:number-columns-repeated="3"/>
          <table:table-cell office:value-type="string">
            <text:p>Récupération détails d'un enregistrement</text:p>
          </table:table-cell>
          <table:table-cell office:value-type="string">
            <text:p>_graal_xml_acteurs_01.php</text:p>
          </table:table-cell>
          <table:table-cell table:number-columns-repeated="7"/>
          <table:table-cell table:style-name="2,13cel-Javascripts" table:number-columns-repeated="7"/>
        </table:table-row>
        <table:table-row table:style-name="_row-Javascripts">
          <table:table-cell table:number-columns-repeated="3"/>
          <table:table-cell office:value-type="string">
            <text:p>Opérations sur la table des acteurs</text:p>
          </table:table-cell>
          <table:table-cell office:value-type="string">
            <text:p>_graal_bdope_acteurs_01.php</text:p>
          </table:table-cell>
          <table:table-cell table:number-columns-repeated="7"/>
          <table:table-cell table:style-name="2,13cel-Javascripts" table:number-columns-repeated="7"/>
        </table:table-row>
        <table:table-row table:style-name="_row-Javascripts">
          <table:table-cell table:number-columns-repeated="5"/>
          <table:table-cell office:value-type="string">
            <text:p>_graal_comptes_courriels_01.js</text:p>
          </table:table-cell>
          <table:table-cell table:number-columns-repeated="6"/>
          <table:table-cell table:style-name="2,13cel-Javascripts" table:number-columns-repeated="7"/>
        </table:table-row>
        <table:table-row table:style-name="_row-Javascripts">
          <table:table-cell table:number-columns-repeated="5"/>
          <table:table-cell office:value-type="string">
            <text:p>_graal_connexions_01.js</text:p>
          </table:table-cell>
          <table:table-cell table:number-columns-repeated="6"/>
          <table:table-cell table:style-name="2,13cel-Javascripts" table:number-columns-repeated="7"/>
        </table:table-row>
        <table:table-row table:style-name="_row-Javascripts">
          <table:table-cell table:number-columns-repeated="5"/>
          <table:table-cell office:value-type="string">
            <text:p>_graal_constant.js</text:p>
          </table:table-cell>
          <table:table-cell table:number-columns-repeated="6"/>
          <table:table-cell table:style-name="2,13cel-Javascripts" table:number-columns-repeated="7"/>
        </table:table-row>
        <table:table-row table:style-name="_row-Javascripts">
          <table:table-cell table:number-columns-repeated="5"/>
          <table:table-cell office:value-type="string">
            <text:p>_graal_courriel_01.js</text:p>
          </table:table-cell>
          <table:table-cell table:number-columns-repeated="6"/>
          <table:table-cell table:style-name="2,13cel-Javascripts" table:number-columns-repeated="7"/>
        </table:table-row>
        <table:table-row table:style-name="_row-Javascripts">
          <table:table-cell table:number-columns-repeated="5"/>
          <table:table-cell office:value-type="string">
            <text:p>_graal_criteres_01.js</text:p>
          </table:table-cell>
          <table:table-cell table:number-columns-repeated="6"/>
          <table:table-cell table:style-name="2,13cel-Javascripts" table:number-columns-repeated="7"/>
        </table:table-row>
        <table:table-row table:style-name="_row-Javascripts">
          <table:table-cell table:number-columns-repeated="5"/>
          <table:table-cell office:value-type="string">
            <text:p>_graal_detail_connexions_01.js</text:p>
          </table:table-cell>
          <table:table-cell table:number-columns-repeated="6"/>
          <table:table-cell table:style-name="2,13cel-Javascripts" table:number-columns-repeated="7"/>
        </table:table-row>
        <table:table-row table:style-name="_row-Javascripts">
          <table:table-cell table:number-columns-repeated="5"/>
          <table:table-cell office:value-type="string">
            <text:p>_graal_doc_07.js</text:p>
          </table:table-cell>
          <table:table-cell table:number-columns-repeated="6"/>
          <table:table-cell table:style-name="2,13cel-Javascripts" table:number-columns-repeated="7"/>
        </table:table-row>
        <table:table-row table:style-name="_row-Javascripts">
          <table:table-cell table:number-columns-repeated="5"/>
          <table:table-cell office:value-type="string">
            <text:p>_graal_doc_metatags_01.js</text:p>
          </table:table-cell>
          <table:table-cell table:number-columns-repeated="6"/>
          <table:table-cell table:style-name="2,13cel-Javascripts" table:number-columns-repeated="7"/>
        </table:table-row>
        <table:table-row table:style-name="_row-Javascripts">
          <table:table-cell table:number-columns-repeated="5"/>
          <table:table-cell office:value-type="string">
            <text:p>_graal_droits_01.js</text:p>
          </table:table-cell>
          <table:table-cell table:number-columns-repeated="6"/>
          <table:table-cell table:style-name="2,13cel-Javascripts" table:number-columns-repeated="7"/>
        </table:table-row>
        <table:table-row table:style-name="_row-Javascripts">
          <table:table-cell table:number-columns-repeated="5"/>
          <table:table-cell office:value-type="string">
            <text:p>_graal_droits_fenetres_01.js</text:p>
          </table:table-cell>
          <table:table-cell table:number-columns-repeated="6"/>
          <table:table-cell table:style-name="2,13cel-Javascripts" table:number-columns-repeated="7"/>
        </table:table-row>
        <table:table-row table:style-name="_row-Javascripts">
          <table:table-cell table:number-columns-repeated="5"/>
          <table:table-cell office:value-type="string">
            <text:p>_graal_droits_traitements_01.js</text:p>
          </table:table-cell>
          <table:table-cell table:number-columns-repeated="6"/>
          <table:table-cell table:style-name="2,13cel-Javascripts" table:number-columns-repeated="7"/>
        </table:table-row>
        <table:table-row table:style-name="_row-Javascripts">
          <table:table-cell table:number-columns-repeated="5"/>
          <table:table-cell office:value-type="string">
            <text:p>_graal_duplique_droits_objets_01.js</text:p>
          </table:table-cell>
          <table:table-cell table:number-columns-repeated="6"/>
          <table:table-cell table:style-name="2,13cel-Javascripts" table:number-columns-repeated="7"/>
        </table:table-row>
        <table:table-row table:style-name="_row-Javascripts">
          <table:table-cell office:value-type="string">
            <text:p>Duplication des éléments des objets</text:p>
          </table:table-cell>
          <table:table-cell office:value-type="string">
            <text:p>win_duplique_elements</text:p>
          </table:table-cell>
          <table:table-cell office:value-type="string">
            <text:p>_graal_fen_duplique_elements_objets_01.php</text:p>
          </table:table-cell>
          <table:table-cell/>
          <table:table-cell office:value-type="string">
            <text:p>_graal_duplique_elements_objets_01.php</text:p>
          </table:table-cell>
          <table:table-cell office:value-type="string">
            <text:p>_graal_duplique_elements_01.js</text:p>
          </table:table-cell>
          <table:table-cell/>
          <table:table-cell office:value-type="string">
            <text:p>ok xof le 10/10/2006</text:p>
          </table:table-cell>
          <table:table-cell table:number-columns-repeated="4"/>
          <table:table-cell table:style-name="2,13cel-Javascripts" table:number-columns-repeated="7"/>
        </table:table-row>
        <table:table-row table:style-name="_row-Javascripts">
          <table:table-cell table:number-columns-repeated="5"/>
          <table:table-cell office:value-type="string">
            <text:p>_graal_editeur_wysiwyg.js</text:p>
          </table:table-cell>
          <table:table-cell table:number-columns-repeated="6"/>
          <table:table-cell table:style-name="2,13cel-Javascripts" table:number-columns-repeated="7"/>
        </table:table-row>
        <table:table-row table:style-name="_row-Javascripts">
          <table:table-cell table:number-columns-repeated="5"/>
          <table:table-cell office:value-type="string">
            <text:p>_graal_elements_01.js</text:p>
          </table:table-cell>
          <table:table-cell table:number-columns-repeated="6"/>
          <table:table-cell table:style-name="2,13cel-Javascripts" table:number-columns-repeated="7"/>
        </table:table-row>
        <table:table-row table:style-name="_row-Javascripts">
          <table:table-cell table:number-columns-repeated="5"/>
          <table:table-cell office:value-type="string">
            <text:p>_graal_elements_traduction_01.js</text:p>
          </table:table-cell>
          <table:table-cell table:number-columns-repeated="6"/>
          <table:table-cell table:style-name="2,13cel-Javascripts" table:number-columns-repeated="7"/>
        </table:table-row>
        <table:table-row table:style-name="_row-Javascripts">
          <table:table-cell table:number-columns-repeated="5"/>
          <table:table-cell office:value-type="string">
            <text:p>_graal_idip_01.js</text:p>
          </table:table-cell>
          <table:table-cell table:number-columns-repeated="6"/>
          <table:table-cell table:style-name="2,13cel-Javascripts" table:number-columns-repeated="7"/>
        </table:table-row>
        <table:table-row table:style-name="_row-Javascripts">
          <table:table-cell table:number-columns-repeated="5"/>
          <table:table-cell office:value-type="string">
            <text:p>_graal_infos_prefixe_objets_01.js</text:p>
          </table:table-cell>
          <table:table-cell table:number-columns-repeated="6"/>
          <table:table-cell table:style-name="2,13cel-Javascripts" table:number-columns-repeated="7"/>
        </table:table-row>
        <table:table-row table:style-name="_row-Javascripts">
          <table:table-cell table:number-columns-repeated="5"/>
          <table:table-cell office:value-type="string">
            <text:p>_graal_menu003_00.js</text:p>
          </table:table-cell>
          <table:table-cell table:number-columns-repeated="6"/>
          <table:table-cell table:style-name="2,13cel-Javascripts" table:number-columns-repeated="7"/>
        </table:table-row>
        <table:table-row table:style-name="_row-Javascripts">
          <table:table-cell table:number-columns-repeated="5"/>
          <table:table-cell office:value-type="string">
            <text:p>_graal_nodes_01.js</text:p>
          </table:table-cell>
          <table:table-cell table:number-columns-repeated="6"/>
          <table:table-cell table:style-name="2,13cel-Javascripts" table:number-columns-repeated="7"/>
        </table:table-row>
        <table:table-row table:style-name="_row-Javascripts">
          <table:table-cell table:number-columns-repeated="5"/>
          <table:table-cell office:value-type="string">
            <text:p>_graal_note_01.js</text:p>
          </table:table-cell>
          <table:table-cell table:number-columns-repeated="6"/>
          <table:table-cell table:style-name="2,13cel-Javascripts" table:number-columns-repeated="7"/>
        </table:table-row>
        <table:table-row table:style-name="_row-Javascripts">
          <table:table-cell table:number-columns-repeated="5"/>
          <table:table-cell office:value-type="string">
            <text:p>_graal_note_02.js</text:p>
          </table:table-cell>
          <table:table-cell table:number-columns-repeated="6"/>
          <table:table-cell table:style-name="2,13cel-Javascripts" table:number-columns-repeated="7"/>
        </table:table-row>
        <table:table-row table:style-name="_row-Javascripts">
          <table:table-cell table:number-columns-repeated="5"/>
          <table:table-cell office:value-type="string">
            <text:p>_graal_objets_autres_01.js</text:p>
          </table:table-cell>
          <table:table-cell table:number-columns-repeated="6"/>
          <table:table-cell table:style-name="2,13cel-Javascripts" table:number-columns-repeated="7"/>
        </table:table-row>
        <table:table-row table:style-name="_row-Javascripts">
          <table:table-cell table:number-columns-repeated="5"/>
          <table:table-cell office:value-type="string">
            <text:p>_graal_objets_dictionnaire_01.js</text:p>
          </table:table-cell>
          <table:table-cell table:number-columns-repeated="6"/>
          <table:table-cell table:style-name="2,13cel-Javascripts" table:number-columns-repeated="7"/>
        </table:table-row>
        <table:table-row table:style-name="_row-Javascripts">
          <table:table-cell table:number-columns-repeated="5"/>
          <table:table-cell office:value-type="string">
            <text:p>_graal_objets_fenetres_01.js</text:p>
          </table:table-cell>
          <table:table-cell table:number-columns-repeated="6"/>
          <table:table-cell table:style-name="2,13cel-Javascripts" table:number-columns-repeated="7"/>
        </table:table-row>
        <table:table-row table:style-name="_row-Javascripts">
          <table:table-cell table:number-columns-repeated="5"/>
          <table:table-cell office:value-type="string">
            <text:p>_graal_objets_traductions_01.js</text:p>
          </table:table-cell>
          <table:table-cell table:number-columns-repeated="6"/>
          <table:table-cell table:style-name="2,13cel-Javascripts" table:number-columns-repeated="7"/>
        </table:table-row>
        <table:table-row table:style-name="_row-Javascripts">
          <table:table-cell table:number-columns-repeated="5"/>
          <table:table-cell office:value-type="string">
            <text:p>_graal_objets_traitements_01.js</text:p>
          </table:table-cell>
          <table:table-cell table:number-columns-repeated="6"/>
          <table:table-cell table:style-name="2,13cel-Javascripts" table:number-columns-repeated="7"/>
        </table:table-row>
        <table:table-row table:style-name="_row-Javascripts">
          <table:table-cell table:number-columns-repeated="5"/>
          <table:table-cell office:value-type="string">
            <text:p>_graal_pseudodocs_01.js</text:p>
          </table:table-cell>
          <table:table-cell table:number-columns-repeated="6"/>
          <table:table-cell table:style-name="2,13cel-Javascripts" table:number-columns-repeated="7"/>
        </table:table-row>
        <table:table-row table:style-name="_row-Javascripts">
          <table:table-cell office:value-type="string">
            <text:p>Recherche des courriels</text:p>
          </table:table-cell>
          <table:table-cell office:value-type="string">
            <text:p>_graal_fen_rech_courriel_01</text:p>
          </table:table-cell>
          <table:table-cell office:value-type="string">
            <text:p>_graal_fen_rech_courriel_01.php</text:p>
          </table:table-cell>
          <table:table-cell/>
          <table:table-cell office:value-type="string">
            <text:p>_graal_rdf_rech_courriel_01.php</text:p>
          </table:table-cell>
          <table:table-cell office:value-type="string">
            <text:p>_graal_rech_courriel_01.js</text:p>
          </table:table-cell>
          <table:table-cell/>
          <table:table-cell office:value-type="string">
            <text:p>ok xof le 10/10/2006</text:p>
          </table:table-cell>
          <table:table-cell table:number-columns-repeated="4"/>
          <table:table-cell table:style-name="2,13cel-Javascripts" table:number-columns-repeated="7"/>
        </table:table-row>
        <table:table-row table:style-name="_row-Javascripts">
          <table:table-cell office:value-type="string">
            <text:p>Positionnement dans google maps des tiers d'après leurs coordonnées géophysiques</text:p>
          </table:table-cell>
          <table:table-cell table:style-name="2,13cel-Javascripts" office:value-type="string">
            <text:p>_graal_fen_rech_geo_01</text:p>
          </table:table-cell>
          <table:table-cell table:style-name="2,13cel-Javascripts" office:value-type="string">
            <text:p>_graal_fen_rech_geo_01.php</text:p>
          </table:table-cell>
          <table:table-cell table:number-columns-repeated="2"/>
          <table:table-cell office:value-type="string">
            <text:p>_graal_rech_geo_01.js</text:p>
          </table:table-cell>
          <table:table-cell table:number-columns-repeated="6"/>
          <table:table-cell table:style-name="2,13cel-Javascripts" table:number-columns-repeated="7"/>
        </table:table-row>
        <table:table-row table:style-name="_row-Javascripts">
          <table:table-cell table:style-name="2,13cel-Javascripts" table:number-columns-repeated="3"/>
          <table:table-cell table:style-name="2,13cel-Javascripts" office:value-type="string">
            <text:p>Tableau des adresses des acteurs</text:p>
          </table:table-cell>
          <table:table-cell table:style-name="2,13cel-Javascripts" office:value-type="string">
            <text:p>_graal_rdf_acteurs_03.php</text:p>
          </table:table-cell>
          <table:table-cell table:style-name="2,13cel-Javascripts" table:number-columns-repeated="14"/>
        </table:table-row>
        <table:table-row table:style-name="_row-Javascripts">
          <table:table-cell table:style-name="2,13cel-Javascripts" table:number-columns-repeated="3"/>
          <table:table-cell table:style-name="2,13cel-Javascripts" office:value-type="string">
            <text:p>Affichage de la carte Google Maps</text:p>
          </table:table-cell>
          <table:table-cell table:style-name="2,13cel-Javascripts" office:value-type="string">
            <text:p>_graal_loc_01.php</text:p>
          </table:table-cell>
          <table:table-cell table:style-name="2,13cel-Javascripts" table:number-columns-repeated="14"/>
        </table:table-row>
        <table:table-row table:style-name="_row-Javascripts">
          <table:table-cell table:number-columns-repeated="5"/>
          <table:table-cell office:value-type="string">
            <text:p>_graal_rech_notes_01.js</text:p>
          </table:table-cell>
          <table:table-cell table:number-columns-repeated="6"/>
          <table:table-cell table:style-name="2,13cel-Javascripts" table:number-columns-repeated="7"/>
        </table:table-row>
        <table:table-row table:style-name="_row-Javascripts">
          <table:table-cell office:value-type="string">
            <text:p>Recherche des téléphones</text:p>
          </table:table-cell>
          <table:table-cell office:value-type="string">
            <text:p>_graal_fen_rech_tel_01.php</text:p>
          </table:table-cell>
          <table:table-cell office:value-type="string">
            <text:p>_graal_fen_rech_tel_01</text:p>
          </table:table-cell>
          <table:table-cell/>
          <table:table-cell office:value-type="string">
            <text:p>_graal_rdf_rech_tel_01.php</text:p>
          </table:table-cell>
          <table:table-cell office:value-type="string">
            <text:p>_graal_rech_tel_01.js</text:p>
          </table:table-cell>
          <table:table-cell table:number-columns-repeated="6"/>
          <table:table-cell table:style-name="2,13cel-Javascripts" table:number-columns-repeated="7"/>
        </table:table-row>
        <table:table-row table:style-name="_row-Javascripts">
          <table:table-cell table:number-columns-repeated="5"/>
          <table:table-cell office:value-type="string">
            <text:p>_graal_req_perso_01.js</text:p>
          </table:table-cell>
          <table:table-cell table:number-columns-repeated="6"/>
          <table:table-cell table:style-name="2,13cel-Javascripts" table:number-columns-repeated="7"/>
        </table:table-row>
        <table:table-row table:style-name="_row-Javascripts">
          <table:table-cell table:number-columns-repeated="5"/>
          <table:table-cell office:value-type="string">
            <text:p>_graal_rss_01.js</text:p>
          </table:table-cell>
          <table:table-cell table:number-columns-repeated="6"/>
          <table:table-cell table:style-name="2,13cel-Javascripts" table:number-columns-repeated="7"/>
        </table:table-row>
        <table:table-row table:style-name="_row-Javascripts">
          <table:table-cell table:number-columns-repeated="5"/>
          <table:table-cell office:value-type="string">
            <text:p>_graal_stat_01.js</text:p>
          </table:table-cell>
          <table:table-cell table:number-columns-repeated="6"/>
          <table:table-cell table:style-name="2,13cel-Javascripts" table:number-columns-repeated="7"/>
        </table:table-row>
        <table:table-row table:style-name="_row-Javascripts">
          <table:table-cell table:number-columns-repeated="5"/>
          <table:table-cell office:value-type="string">
            <text:p>_graal_stats_fr_01.js</text:p>
          </table:table-cell>
          <table:table-cell table:number-columns-repeated="6"/>
          <table:table-cell table:style-name="2,13cel-Javascripts" table:number-columns-repeated="7"/>
        </table:table-row>
        <table:table-row table:style-name="_row-Javascripts">
          <table:table-cell table:number-columns-repeated="5"/>
          <table:table-cell office:value-type="string">
            <text:p>_graal_utilisateurs_01.js</text:p>
          </table:table-cell>
          <table:table-cell table:number-columns-repeated="6"/>
          <table:table-cell table:style-name="2,13cel-Javascripts" table:number-columns-repeated="7"/>
        </table:table-row>
        <table:table-row table:style-name="_row-Javascripts">
          <table:table-cell table:number-columns-repeated="5"/>
          <table:table-cell office:value-type="string">
            <text:p>_graal_xml_dossiers_01.js</text:p>
          </table:table-cell>
          <table:table-cell table:number-columns-repeated="6"/>
          <table:table-cell table:style-name="2,13cel-Javascripts" table:number-columns-repeated="7"/>
        </table:table-row>
        <table:table-row table:style-name="_row-Javascripts">
          <table:table-cell table:number-columns-repeated="5"/>
          <table:table-cell office:value-type="string">
            <text:p>2006_09_07_graal_squelette.js</text:p>
          </table:table-cell>
          <table:table-cell table:number-columns-repeated="6"/>
          <table:table-cell table:style-name="2,13cel-Javascripts" table:number-columns-repeated="7"/>
        </table:table-row>
        <table:table-row table:style-name="_row-Javascripts">
          <table:table-cell table:number-columns-repeated="12"/>
          <table:table-cell table:style-name="2,13cel-Javascripts" table:number-columns-repeated="7"/>
        </table:table-row>
        <table:table-row table:style-name="_row-Javascripts">
          <table:table-cell table:number-columns-repeated="12"/>
          <table:table-cell table:style-name="2,13cel-Javascripts" table:number-columns-repeated="7"/>
        </table:table-row>
        <table:table-row table:style-name="_row-Javascripts">
          <table:table-cell table:number-columns-repeated="12"/>
          <table:table-cell table:style-name="2,13cel-Javascripts" table:number-columns-repeated="7"/>
        </table:table-row>
        <table:table-row table:style-name="_row-Javascripts">
          <table:table-cell table:number-columns-repeated="12"/>
          <table:table-cell table:style-name="2,13cel-Javascripts" table:number-columns-repeated="7"/>
        </table:table-row>
        <table:table-row table:style-name="_row-Javascripts">
          <table:table-cell table:number-columns-repeated="12"/>
          <table:table-cell table:style-name="2,13cel-Javascripts" table:number-columns-repeated="7"/>
        </table:table-row>
        <table:table-row table:style-name="_row-Javascripts">
          <table:table-cell table:number-columns-repeated="12"/>
          <table:table-cell table:style-name="2,13cel-Javascripts" table:number-columns-repeated="7"/>
        </table:table-row>
        <table:table-row table:style-name="_row-Javascripts">
          <table:table-cell table:number-columns-repeated="12"/>
          <table:table-cell table:style-name="2,13cel-Javascripts" table:number-columns-repeated="7"/>
        </table:table-row>
        <table:table-row table:style-name="_row-Javascripts">
          <table:table-cell table:number-columns-repeated="12"/>
          <table:table-cell table:style-name="2,13cel-Javascripts" table:number-columns-repeated="7"/>
        </table:table-row>
        <table:table-row table:style-name="_row-Javascripts">
          <table:table-cell table:number-columns-repeated="12"/>
          <table:table-cell table:style-name="2,13cel-Javascripts" table:number-columns-repeated="7"/>
        </table:table-row>
        <table:table-row table:style-name="_row-Javascripts">
          <table:table-cell table:number-columns-repeated="12"/>
          <table:table-cell table:style-name="2,13cel-Javascripts" table:number-columns-repeated="7"/>
        </table:table-row>
        <table:table-row table:style-name="_row-Javascripts">
          <table:table-cell table:number-columns-repeated="12"/>
          <table:table-cell table:style-name="2,13cel-Javascripts" table:number-columns-repeated="7"/>
        </table:table-row>
        <table:table-row table:style-name="_row-Javascripts">
          <table:table-cell table:number-columns-repeated="12"/>
          <table:table-cell table:style-name="2,13cel-Javascripts" table:number-columns-repeated="7"/>
        </table:table-row>
        <table:table-row table:style-name="_row-Javascripts">
          <table:table-cell table:number-columns-repeated="12"/>
          <table:table-cell table:style-name="2,13cel-Javascripts" table:number-columns-repeated="7"/>
        </table:table-row>
        <table:table-row table:style-name="_row-Javascripts">
          <table:table-cell table:number-columns-repeated="12"/>
          <table:table-cell table:style-name="2,13cel-Javascripts" table:number-columns-repeated="7"/>
        </table:table-row>
        <table:table-row table:style-name="_row-Javascripts">
          <table:table-cell table:number-columns-repeated="12"/>
          <table:table-cell table:style-name="2,13cel-Javascripts" table:number-columns-repeated="7"/>
        </table:table-row>
        <table:table-row table:style-name="_row-Javascripts">
          <table:table-cell table:number-columns-repeated="12"/>
          <table:table-cell table:style-name="2,13cel-Javascripts" table:number-columns-repeated="7"/>
        </table:table-row>
        <table:table-row table:style-name="_row-Javascripts">
          <table:table-cell table:number-columns-repeated="12"/>
          <table:table-cell table:style-name="2,13cel-Javascripts" table:number-columns-repeated="7"/>
        </table:table-row>
        <table:table-row table:style-name="_row-Javascripts">
          <table:table-cell table:number-columns-repeated="12"/>
          <table:table-cell table:style-name="2,13cel-Javascripts" table:number-columns-repeated="7"/>
        </table:table-row>
        <table:table-row table:style-name="_row-Javascripts">
          <table:table-cell table:number-columns-repeated="12"/>
          <table:table-cell table:style-name="2,13cel-Javascripts" table:number-columns-repeated="7"/>
        </table:table-row>
        <table:table-row table:style-name="_row-Javascripts">
          <table:table-cell table:number-columns-repeated="12"/>
          <table:table-cell table:style-name="2,13cel-Javascripts" table:number-columns-repeated="7"/>
        </table:table-row>
        <table:table-row table:style-name="_row-Javascripts">
          <table:table-cell table:number-columns-repeated="12"/>
          <table:table-cell table:style-name="2,13cel-Javascripts" table:number-columns-repeated="7"/>
        </table:table-row>
        <table:table-row table:style-name="_row-Javascripts">
          <table:table-cell table:number-columns-repeated="12"/>
          <table:table-cell table:style-name="2,13cel-Javascripts" table:number-columns-repeated="7"/>
        </table:table-row>
        <table:table-row table:style-name="_row-Javascripts">
          <table:table-cell table:number-columns-repeated="12"/>
          <table:table-cell table:style-name="2,13cel-Javascripts" table:number-columns-repeated="7"/>
        </table:table-row>
        <table:table-row table:style-name="_row-Javascripts">
          <table:table-cell table:number-columns-repeated="12"/>
          <table:table-cell table:style-name="2,13cel-Javascripts" table:number-columns-repeated="7"/>
        </table:table-row>
        <table:table-row table:style-name="_row-Javascripts">
          <table:table-cell table:number-columns-repeated="12"/>
          <table:table-cell table:style-name="2,13cel-Javascripts" table:number-columns-repeated="7"/>
        </table:table-row>
        <table:table-row table:style-name="_row-Javascripts">
          <table:table-cell table:number-columns-repeated="12"/>
          <table:table-cell table:style-name="2,13cel-Javascripts" table:number-columns-repeated="7"/>
        </table:table-row>
        <table:table-row table:style-name="_row-Javascripts">
          <table:table-cell table:number-columns-repeated="12"/>
          <table:table-cell table:style-name="2,13cel-Javascripts" table:number-columns-repeated="7"/>
        </table:table-row>
        <table:table-row table:style-name="_row-Javascripts">
          <table:table-cell table:number-columns-repeated="12"/>
          <table:table-cell table:style-name="2,13cel-Javascripts" table:number-columns-repeated="7"/>
        </table:table-row>
        <table:table-row table:style-name="_row-Javascripts">
          <table:table-cell table:number-columns-repeated="12"/>
          <table:table-cell table:style-name="2,13cel-Javascripts" table:number-columns-repeated="7"/>
        </table:table-row>
        <table:table-row table:style-name="_row-Javascripts">
          <table:table-cell table:number-columns-repeated="12"/>
          <table:table-cell table:style-name="2,13cel-Javascripts" table:number-columns-repeated="7"/>
        </table:table-row>
        <table:table-row table:style-name="_row-Javascripts">
          <table:table-cell table:number-columns-repeated="12"/>
          <table:table-cell table:style-name="2,13cel-Javascripts" table:number-columns-repeated="7"/>
        </table:table-row>
        <table:table-row table:style-name="_row-Javascripts">
          <table:table-cell table:number-columns-repeated="12"/>
          <table:table-cell table:style-name="2,13cel-Javascripts" table:number-columns-repeated="7"/>
        </table:table-row>
        <table:table-row table:style-name="_row-Javascripts">
          <table:table-cell table:number-columns-repeated="12"/>
          <table:table-cell table:style-name="2,13cel-Javascripts" table:number-columns-repeated="7"/>
        </table:table-row>
        <table:table-row table:style-name="_row-Javascripts">
          <table:table-cell table:number-columns-repeated="12"/>
          <table:table-cell table:style-name="2,13cel-Javascripts" table:number-columns-repeated="7"/>
        </table:table-row>
        <table:table-row table:style-name="_row-Javascripts">
          <table:table-cell table:number-columns-repeated="12"/>
          <table:table-cell table:style-name="2,13cel-Javascripts" table:number-columns-repeated="7"/>
        </table:table-row>
        <table:table-row table:style-name="_row-Javascripts">
          <table:table-cell table:number-columns-repeated="12"/>
          <table:table-cell table:style-name="2,13cel-Javascripts" table:number-columns-repeated="7"/>
        </table:table-row>
        <table:table-row table:style-name="_row-Javascripts">
          <table:table-cell table:number-columns-repeated="12"/>
          <table:table-cell table:style-name="2,13cel-Javascripts" table:number-columns-repeated="7"/>
        </table:table-row>
        <table:table-row table:style-name="_row-Javascripts">
          <table:table-cell table:number-columns-repeated="12"/>
          <table:table-cell table:style-name="2,13cel-Javascripts" table:number-columns-repeated="7"/>
        </table:table-row>
        <table:table-row table:style-name="_row-Javascripts">
          <table:table-cell table:number-columns-repeated="12"/>
          <table:table-cell table:style-name="2,13cel-Javascripts" table:number-columns-repeated="7"/>
        </table:table-row>
        <table:table-row table:style-name="_row-Javascripts">
          <table:table-cell table:number-columns-repeated="12"/>
          <table:table-cell table:style-name="2,13cel-Javascripts" table:number-columns-repeated="7"/>
        </table:table-row>
        <table:table-row table:style-name="_row-Javascripts">
          <table:table-cell table:number-columns-repeated="12"/>
          <table:table-cell table:style-name="2,13cel-Javascripts" table:number-columns-repeated="7"/>
        </table:table-row>
        <table:table-row table:style-name="_row-Javascripts">
          <table:table-cell table:number-columns-repeated="12"/>
          <table:table-cell table:style-name="2,13cel-Javascripts" table:number-columns-repeated="7"/>
        </table:table-row>
        <table:table-row table:style-name="_row-Javascripts">
          <table:table-cell table:number-columns-repeated="12"/>
          <table:table-cell table:style-name="2,13cel-Javascripts" table:number-columns-repeated="7"/>
        </table:table-row>
        <table:table-row table:style-name="_row-Javascripts">
          <table:table-cell table:number-columns-repeated="12"/>
          <table:table-cell table:style-name="2,13cel-Javascripts" table:number-columns-repeated="7"/>
        </table:table-row>
        <table:table-row table:style-name="_row-Javascripts">
          <table:table-cell table:number-columns-repeated="12"/>
          <table:table-cell table:style-name="2,13cel-Javascripts" table:number-columns-repeated="7"/>
        </table:table-row>
        <table:table-row table:style-name="_row-Javascripts">
          <table:table-cell table:number-columns-repeated="12"/>
          <table:table-cell table:style-name="2,13cel-Javascripts" table:number-columns-repeated="7"/>
        </table:table-row>
        <table:table-row table:style-name="_row-Javascripts">
          <table:table-cell table:number-columns-repeated="12"/>
          <table:table-cell table:style-name="2,13cel-Javascripts" table:number-columns-repeated="7"/>
        </table:table-row>
        <table:table-row table:style-name="_row-Javascripts">
          <table:table-cell table:number-columns-repeated="12"/>
          <table:table-cell table:style-name="2,13cel-Javascripts" table:number-columns-repeated="7"/>
        </table:table-row>
        <table:table-row table:style-name="_row-Javascripts">
          <table:table-cell table:number-columns-repeated="12"/>
          <table:table-cell table:style-name="2,13cel-Javascripts" table:number-columns-repeated="7"/>
        </table:table-row>
        <table:table-row table:style-name="_row-Javascripts">
          <table:table-cell table:number-columns-repeated="12"/>
          <table:table-cell table:style-name="2,13cel-Javascripts" table:number-columns-repeated="7"/>
        </table:table-row>
        <table:table-row table:style-name="_row-Javascripts">
          <table:table-cell table:number-columns-repeated="12"/>
          <table:table-cell table:style-name="2,13cel-Javascripts" table:number-columns-repeated="7"/>
        </table:table-row>
        <table:table-row table:style-name="_row-Javascripts">
          <table:table-cell table:number-columns-repeated="12"/>
          <table:table-cell table:style-name="2,13cel-Javascripts" table:number-columns-repeated="7"/>
        </table:table-row>
        <table:table-row table:style-name="_row-Javascripts">
          <table:table-cell table:number-columns-repeated="12"/>
          <table:table-cell table:style-name="2,13cel-Javascripts" table:number-columns-repeated="7"/>
        </table:table-row>
        <table:table-row table:style-name="_row-Javascripts">
          <table:table-cell table:number-columns-repeated="12"/>
          <table:table-cell table:style-name="2,13cel-Javascripts" table:number-columns-repeated="7"/>
        </table:table-row>
      </table:table>
      <table:table table:name="Autres fichiers php">
        <table:table-column table:style-name="1col-Autres fichiers php" table:number-columns-repeated="6" table:default-cell-style-name="Default"/>
        <table:table-column table:style-name="7col-Autres fichiers php" table:default-cell-style-name="Default"/>
        <table:table-column table:style-name="1col-Autres fichiers php" table:number-columns-repeated="13" table:default-cell-style-name="Default"/>
        <table:table-row table:style-name="_row-Autres fichiers php">
          <table:table-cell table:style-name="1,1cel-Fenetres en php" office:value-type="string">
            <text:p>Désignation</text:p>
          </table:table-cell>
          <table:table-cell table:style-name="1,1cel-Fenetres en php" office:value-type="string">
            <text:p>Win_id</text:p>
          </table:table-cell>
          <table:table-cell table:style-name="1,1cel-Fenetres en php" office:value-type="string">
            <text:p>Fen_id</text:p>
          </table:table-cell>
          <table:table-cell table:style-name="1,1cel-Fenetres en php" office:value-type="string">
            <text:p>Commentaire</text:p>
          </table:table-cell>
          <table:table-cell table:style-name="1,1cel-Fenetres en php" table:number-columns-spanned="2" office:value-type="string">
            <text:p>Composant</text:p>
          </table:table-cell>
          <table:covered-table-cell/>
          <table:table-cell table:style-name="1,7cel-Fenetres en php" office:value-type="string">
            <text:p>Fichier</text:p>
          </table:table-cell>
          <table:table-cell table:style-name="1,1cel-Fenetres en php" table:number-columns-spanned="6" office:value-type="string">
            <text:p>Actions</text:p>
          </table:table-cell>
          <table:covered-table-cell table:number-columns-repeated="5"/>
          <table:table-cell table:number-columns-repeated="7"/>
        </table:table-row>
        <table:table-row table:style-name="_row-Autres fichiers php">
          <table:table-cell table:number-columns-repeated="6"/>
          <table:table-cell office:value-type="string">
            <text:p>_graal_fonctions_courriel.php</text:p>
          </table:table-cell>
          <table:table-cell table:number-columns-repeated="13"/>
        </table:table-row>
        <table:table-row table:style-name="_row-Autres fichiers php">
          <table:table-cell table:number-columns-repeated="6"/>
          <table:table-cell office:value-type="string">
            <text:p>_graal_fonctions_diverses.php</text:p>
          </table:table-cell>
          <table:table-cell table:number-columns-repeated="13"/>
        </table:table-row>
        <table:table-row table:style-name="_row-Autres fichiers php">
          <table:table-cell table:number-columns-repeated="6"/>
          <table:table-cell office:value-type="string">
            <text:p>_graal_fonctions_mysql.php</text:p>
          </table:table-cell>
          <table:table-cell table:number-columns-repeated="13"/>
        </table:table-row>
        <table:table-row table:style-name="_row-Autres fichiers php">
          <table:table-cell table:number-columns-repeated="6"/>
          <table:table-cell office:value-type="string">
            <text:p>_graal_fonctions_soundex.php</text:p>
          </table:table-cell>
          <table:table-cell table:number-columns-repeated="13"/>
        </table:table-row>
        <table:table-row table:style-name="_row-Autres fichiers php">
          <table:table-cell table:number-columns-repeated="6"/>
          <table:table-cell office:value-type="string">
            <text:p>_graal_header_html.inc.php</text:p>
          </table:table-cell>
          <table:table-cell table:number-columns-repeated="13"/>
        </table:table-row>
        <table:table-row table:style-name="_row-Autres fichiers php">
          <table:table-cell table:number-columns-repeated="6"/>
          <table:table-cell office:value-type="string">
            <text:p>_graal_header_txt.inc.php</text:p>
          </table:table-cell>
          <table:table-cell table:number-columns-repeated="13"/>
        </table:table-row>
        <table:table-row table:style-name="_row-Autres fichiers php">
          <table:table-cell table:number-columns-repeated="6"/>
          <table:table-cell office:value-type="string">
            <text:p>_graal_header_winxul.inc.php</text:p>
          </table:table-cell>
          <table:table-cell table:number-columns-repeated="13"/>
        </table:table-row>
        <table:table-row table:style-name="_row-Autres fichiers php">
          <table:table-cell table:number-columns-repeated="20"/>
        </table:table-row>
        <table:table-row table:style-name="_row-Autres fichiers php">
          <table:table-cell table:number-columns-repeated="20"/>
        </table:table-row>
        <table:table-row table:style-name="_row-Autres fichiers php">
          <table:table-cell table:number-columns-repeated="20"/>
        </table:table-row>
        <table:table-row table:style-name="_row-Autres fichiers php">
          <table:table-cell table:number-columns-repeated="20"/>
        </table:table-row>
        <table:table-row table:style-name="_row-Autres fichiers php">
          <table:table-cell table:number-columns-repeated="20"/>
        </table:table-row>
        <table:table-row table:style-name="_row-Autres fichiers php">
          <table:table-cell table:number-columns-repeated="20"/>
        </table:table-row>
        <table:table-row table:style-name="_row-Autres fichiers php">
          <table:table-cell table:number-columns-repeated="20"/>
        </table:table-row>
        <table:table-row table:style-name="_row-Autres fichiers php">
          <table:table-cell table:number-columns-repeated="20"/>
        </table:table-row>
        <table:table-row table:style-name="_row-Autres fichiers php">
          <table:table-cell table:number-columns-repeated="20"/>
        </table:table-row>
        <table:table-row table:style-name="_row-Autres fichiers php">
          <table:table-cell table:number-columns-repeated="20"/>
        </table:table-row>
        <table:table-row table:style-name="_row-Autres fichiers php">
          <table:table-cell table:number-columns-repeated="20"/>
        </table:table-row>
        <table:table-row table:style-name="_row-Autres fichiers php">
          <table:table-cell table:number-columns-repeated="20"/>
        </table:table-row>
        <table:table-row table:style-name="_row-Autres fichiers php">
          <table:table-cell table:number-columns-repeated="20"/>
        </table:table-row>
        <table:table-row table:style-name="_row-Autres fichiers php">
          <table:table-cell table:number-columns-repeated="20"/>
        </table:table-row>
        <table:table-row table:style-name="_row-Autres fichiers php">
          <table:table-cell table:number-columns-repeated="20"/>
        </table:table-row>
        <table:table-row table:style-name="_row-Autres fichiers php">
          <table:table-cell table:number-columns-repeated="20"/>
        </table:table-row>
        <table:table-row table:style-name="_row-Autres fichiers php">
          <table:table-cell table:number-columns-repeated="20"/>
        </table:table-row>
        <table:table-row table:style-name="_row-Autres fichiers php">
          <table:table-cell table:number-columns-repeated="20"/>
        </table:table-row>
        <table:table-row table:style-name="_row-Autres fichiers php">
          <table:table-cell table:number-columns-repeated="20"/>
        </table:table-row>
        <table:table-row table:style-name="_row-Autres fichiers php">
          <table:table-cell table:number-columns-repeated="20"/>
        </table:table-row>
        <table:table-row table:style-name="_row-Autres fichiers php">
          <table:table-cell table:number-columns-repeated="20"/>
        </table:table-row>
        <table:table-row table:style-name="_row-Autres fichiers php">
          <table:table-cell table:number-columns-repeated="20"/>
        </table:table-row>
        <table:table-row table:style-name="_row-Autres fichiers php">
          <table:table-cell table:number-columns-repeated="20"/>
        </table:table-row>
        <table:table-row table:style-name="_row-Autres fichiers php">
          <table:table-cell table:number-columns-repeated="20"/>
        </table:table-row>
        <table:table-row table:style-name="_row-Autres fichiers php">
          <table:table-cell table:number-columns-repeated="20"/>
        </table:table-row>
        <table:table-row table:style-name="_row-Autres fichiers php">
          <table:table-cell table:number-columns-repeated="20"/>
        </table:table-row>
        <table:table-row table:style-name="_row-Autres fichiers php">
          <table:table-cell table:number-columns-repeated="20"/>
        </table:table-row>
        <table:table-row table:style-name="_row-Autres fichiers php">
          <table:table-cell table:number-columns-repeated="20"/>
        </table:table-row>
        <table:table-row table:style-name="_row-Autres fichiers php">
          <table:table-cell table:number-columns-repeated="20"/>
        </table:table-row>
        <table:table-row table:style-name="_row-Autres fichiers php">
          <table:table-cell table:number-columns-repeated="20"/>
        </table:table-row>
        <table:table-row table:style-name="_row-Autres fichiers php">
          <table:table-cell table:number-columns-repeated="20"/>
        </table:table-row>
        <table:table-row table:style-name="_row-Autres fichiers php">
          <table:table-cell table:number-columns-repeated="20"/>
        </table:table-row>
        <table:table-row table:style-name="_row-Autres fichiers php">
          <table:table-cell table:number-columns-repeated="20"/>
        </table:table-row>
        <table:table-row table:style-name="_row-Autres fichiers php">
          <table:table-cell table:number-columns-repeated="20"/>
        </table:table-row>
        <table:table-row table:style-name="_row-Autres fichiers php">
          <table:table-cell table:number-columns-repeated="20"/>
        </table:table-row>
        <table:table-row table:style-name="_row-Autres fichiers php">
          <table:table-cell table:number-columns-repeated="20"/>
        </table:table-row>
        <table:table-row table:style-name="_row-Autres fichiers php">
          <table:table-cell table:number-columns-repeated="20"/>
        </table:table-row>
        <table:table-row table:style-name="_row-Autres fichiers php">
          <table:table-cell table:number-columns-repeated="20"/>
        </table:table-row>
        <table:table-row table:style-name="_row-Autres fichiers php">
          <table:table-cell table:number-columns-repeated="20"/>
        </table:table-row>
        <table:table-row table:style-name="_row-Autres fichiers php">
          <table:table-cell table:number-columns-repeated="20"/>
        </table:table-row>
        <table:table-row table:style-name="_row-Autres fichiers php">
          <table:table-cell table:number-columns-repeated="20"/>
        </table:table-row>
        <table:table-row table:style-name="_row-Autres fichiers php">
          <table:table-cell table:number-columns-repeated="20"/>
        </table:table-row>
        <table:table-row table:style-name="_row-Autres fichiers php">
          <table:table-cell table:number-columns-repeated="20"/>
        </table:table-row>
        <table:table-row table:style-name="_row-Autres fichiers php">
          <table:table-cell table:number-columns-repeated="20"/>
        </table:table-row>
        <table:table-row table:style-name="_row-Autres fichiers php">
          <table:table-cell table:number-columns-repeated="20"/>
        </table:table-row>
        <table:table-row table:style-name="_row-Autres fichiers php">
          <table:table-cell table:number-columns-repeated="20"/>
        </table:table-row>
        <table:table-row table:style-name="_row-Autres fichiers php">
          <table:table-cell table:number-columns-repeated="20"/>
        </table:table-row>
        <table:table-row table:style-name="_row-Autres fichiers php">
          <table:table-cell table:number-columns-repeated="20"/>
        </table:table-row>
        <table:table-row table:style-name="_row-Autres fichiers php">
          <table:table-cell table:number-columns-repeated="20"/>
        </table:table-row>
        <table:table-row table:style-name="_row-Autres fichiers php">
          <table:table-cell table:number-columns-repeated="20"/>
        </table:table-row>
        <table:table-row table:style-name="_row-Autres fichiers php">
          <table:table-cell table:number-columns-repeated="20"/>
        </table:table-row>
        <table:table-row table:style-name="_row-Autres fichiers php">
          <table:table-cell table:number-columns-repeated="20"/>
        </table:table-row>
        <table:table-row table:style-name="_row-Autres fichiers php">
          <table:table-cell table:number-columns-repeated="20"/>
        </table:table-row>
        <table:table-row table:style-name="_row-Autres fichiers php">
          <table:table-cell table:number-columns-repeated="20"/>
        </table:table-row>
        <table:table-row table:style-name="_row-Autres fichiers php">
          <table:table-cell table:number-columns-repeated="20"/>
        </table:table-row>
        <table:table-row table:style-name="_row-Autres fichiers php">
          <table:table-cell table:number-columns-repeated="20"/>
        </table:table-row>
        <table:table-row table:style-name="_row-Autres fichiers php">
          <table:table-cell table:number-columns-repeated="20"/>
        </table:table-row>
        <table:table-row table:style-name="_row-Autres fichiers php">
          <table:table-cell table:number-columns-repeated="20"/>
        </table:table-row>
        <table:table-row table:style-name="_row-Autres fichiers php">
          <table:table-cell table:number-columns-repeated="20"/>
        </table:table-row>
        <table:table-row table:style-name="_row-Autres fichiers php">
          <table:table-cell table:number-columns-repeated="20"/>
        </table:table-row>
        <table:table-row table:style-name="_row-Autres fichiers php">
          <table:table-cell table:number-columns-repeated="20"/>
        </table:table-row>
        <table:table-row table:style-name="_row-Autres fichiers php">
          <table:table-cell table:number-columns-repeated="20"/>
        </table:table-row>
        <table:table-row table:style-name="_row-Autres fichiers php">
          <table:table-cell table:number-columns-repeated="20"/>
        </table:table-row>
        <table:table-row table:style-name="_row-Autres fichiers php">
          <table:table-cell table:number-columns-repeated="20"/>
        </table:table-row>
        <table:table-row table:style-name="_row-Autres fichiers php">
          <table:table-cell table:number-columns-repeated="20"/>
        </table:table-row>
        <table:table-row table:style-name="_row-Autres fichiers php">
          <table:table-cell table:number-columns-repeated="20"/>
        </table:table-row>
        <table:table-row table:style-name="_row-Autres fichiers php">
          <table:table-cell table:number-columns-repeated="20"/>
        </table:table-row>
        <table:table-row table:style-name="_row-Autres fichiers php">
          <table:table-cell table:number-columns-repeated="20"/>
        </table:table-row>
        <table:table-row table:style-name="_row-Autres fichiers php">
          <table:table-cell table:number-columns-repeated="20"/>
        </table:table-row>
        <table:table-row table:style-name="_row-Autres fichiers php">
          <table:table-cell table:number-columns-repeated="20"/>
        </table:table-row>
        <table:table-row table:style-name="_row-Autres fichiers php">
          <table:table-cell table:number-columns-repeated="20"/>
        </table:table-row>
        <table:table-row table:style-name="_row-Autres fichiers php">
          <table:table-cell table:number-columns-repeated="20"/>
        </table:table-row>
        <table:table-row table:style-name="_row-Autres fichiers php">
          <table:table-cell table:number-columns-repeated="20"/>
        </table:table-row>
        <table:table-row table:style-name="_row-Autres fichiers php">
          <table:table-cell table:number-columns-repeated="20"/>
        </table:table-row>
        <table:table-row table:style-name="_row-Autres fichiers php">
          <table:table-cell table:number-columns-repeated="20"/>
        </table:table-row>
        <table:table-row table:style-name="_row-Autres fichiers php">
          <table:table-cell table:number-columns-repeated="20"/>
        </table:table-row>
        <table:table-row table:style-name="_row-Autres fichiers php">
          <table:table-cell table:number-columns-repeated="20"/>
        </table:table-row>
        <table:table-row table:style-name="_row-Autres fichiers php">
          <table:table-cell table:number-columns-repeated="20"/>
        </table:table-row>
        <table:table-row table:style-name="_row-Autres fichiers php">
          <table:table-cell table:number-columns-repeated="20"/>
        </table:table-row>
        <table:table-row table:style-name="_row-Autres fichiers php">
          <table:table-cell table:number-columns-repeated="20"/>
        </table:table-row>
        <table:table-row table:style-name="_row-Autres fichiers php">
          <table:table-cell table:number-columns-repeated="20"/>
        </table:table-row>
        <table:table-row table:style-name="_row-Autres fichiers php">
          <table:table-cell table:number-columns-repeated="20"/>
        </table:table-row>
        <table:table-row table:style-name="_row-Autres fichiers php">
          <table:table-cell table:number-columns-repeated="20"/>
        </table:table-row>
        <table:table-row table:style-name="_row-Autres fichiers php">
          <table:table-cell table:number-columns-repeated="20"/>
        </table:table-row>
        <table:table-row table:style-name="_row-Autres fichiers php">
          <table:table-cell table:number-columns-repeated="20"/>
        </table:table-row>
        <table:table-row table:style-name="_row-Autres fichiers php">
          <table:table-cell table:number-columns-repeated="20"/>
        </table:table-row>
        <table:table-row table:style-name="_row-Autres fichiers php">
          <table:table-cell table:number-columns-repeated="20"/>
        </table:table-row>
        <table:table-row table:style-name="_row-Autres fichiers php">
          <table:table-cell table:number-columns-repeated="20"/>
        </table:table-row>
        <table:table-row table:style-name="_row-Autres fichiers php">
          <table:table-cell table:number-columns-repeated="20"/>
        </table:table-row>
        <table:table-row table:style-name="_row-Autres fichiers php">
          <table:table-cell table:number-columns-repeated="20"/>
        </table:table-row>
        <table:table-row table:style-name="_row-Autres fichiers php">
          <table:table-cell table:number-columns-repeated="20"/>
        </table:table-row>
        <table:table-row table:style-name="_row-Autres fichiers php">
          <table:table-cell table:number-columns-repeated="20"/>
        </table:table-row>
        <table:table-row table:style-name="_row-Autres fichiers php">
          <table:table-cell table:number-columns-repeated="2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http://www.w3.org/1999/XSL/Format" xmlns:xlink="http://www.w3.org/1999/xlink" xmlns:dc="http://purl.org/dc/elements/1.1/" xmlns:meta="urn:oasis:names:tc:opendocument:xmlns:meta:1.0" xmlns:number="urn:oasis:names:tc:opendocument:xmlns:datastyle:1.0" xmlns:svg="http://www.w3.org/2000/svg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Georgia" svg:font-family="Georgia" style:font-family-generic="roman" style:font-pitch="variable"/>
    <style:font-face style:name="Trebuchet MS" svg:font-family="'Trebuchet MS'" style:font-family-generic="swiss" style:font-pitch="variable"/>
    <style:font-face style:name="Verdana" svg:font-family="Verdana" style:font-family-generic="swiss" style:font-pitch="variable"/>
  </office:font-face-decls>
  <office:styles>
    <style:default-style style:family="table-cell">
      <style:text-properties style:font-name="Arial"/>
    </style:default-style>
    <style:style style:name="Default" style:family="table-cell">
      <style:table-cell-properties fo:wrap-option="wrap"/>
    </style:style>
  </office:styles>
</office:document-styles>
</file>

<file path=meta.xml><?xml version="1.0" encoding="utf-8"?>
<office:document-meta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http://www.w3.org/1999/XSL/Format" xmlns:xlink="http://www.w3.org/1999/xlink" xmlns:dc="http://purl.org/dc/elements/1.1/" xmlns:meta="urn:oasis:names:tc:opendocument:xmlns:meta:1.0" xmlns:number="urn:oasis:names:tc:opendocument:xmlns:datastyle:1.0" xmlns:svg="http://www.w3.org/2000/svg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meta>
    <meta:generator>Google Spreadsheets</meta:generator>
  </office:meta>
</office:document-meta>
</file>